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CN" svg:font-family="'AR PL UKai CN'"/>
    <style:font-face style:name="Consolas" svg:font-family="Consolas, Inconsolata, Courier, monospace"/>
    <style:font-face style:name="Hiragino Sans GB W3" svg:font-family="'Hiragino Sans GB W3', 'Hiragino Sans GB', Arial, Helvetica, simsun, u5b8bu4f53"/>
    <style:font-face style:name="PingFang SC" svg:font-family="'PingFang SC', 'Microsoft YaHei', SimHei, Arial, SimSun"/>
    <style:font-face style:name="SFMono-Regular" svg:font-family="SFMono-Regular, Consolas, 'Liberation Mono', Menlo, Courier, monospace"/>
    <style:font-face style:name="Source Code Pro" svg:font-family="'Source Code Pro'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'SF UI Text', Arial, 'PingFang SC', 'Hiragino Sans GB', 'Microsoft YaHei', 'WenQuanYi Micro Hei', sans-serif, SimHei, SimSun"/>
    <style:font-face style:name="microsoft yahei" svg:font-family="'microsoft yahe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bd72" officeooo:paragraph-rsid="001fbd72"/>
    </style:style>
    <style:style style:name="P2" style:family="paragraph" style:parent-style-name="Standard">
      <style:text-properties officeooo:rsid="001fbd72" officeooo:paragraph-rsid="002d09cc"/>
    </style:style>
    <style:style style:name="P3" style:family="paragraph" style:parent-style-name="Standard">
      <style:text-properties fo:font-variant="normal" fo:text-transform="none" fo:color="#4d4d4d" fo:letter-spacing="normal" officeooo:paragraph-rsid="00204428"/>
    </style:style>
    <style:style style:name="P4" style:family="paragraph" style:parent-style-name="Standard">
      <style:text-properties fo:font-variant="normal" fo:text-transform="none" fo:color="#000000" fo:font-size="10.5pt" fo:letter-spacing="normal" officeooo:paragraph-rsid="00204428" style:font-size-asian="10.5pt" style:font-size-complex="10.5pt"/>
    </style:style>
    <style:style style:name="P5" style:family="paragraph" style:parent-style-name="Standard">
      <style:text-properties fo:font-variant="normal" fo:text-transform="none" fo:color="#000000" fo:font-size="10.5pt" fo:letter-spacing="normal" officeooo:rsid="002e6c1f" officeooo:paragraph-rsid="002e6c1f" style:font-size-asian="10.5pt" style:font-size-complex="10.5pt"/>
    </style:style>
    <style:style style:name="P6" style:family="paragraph" style:parent-style-name="Standard">
      <style:text-properties fo:font-variant="normal" fo:text-transform="none" fo:color="#000000" fo:font-size="10.5pt" fo:letter-spacing="normal" officeooo:paragraph-rsid="002e6c1f"/>
    </style:style>
    <style:style style:name="P7" style:family="paragraph" style:parent-style-name="Standard">
      <style:text-properties fo:font-variant="normal" fo:text-transform="none" fo:color="#000000" fo:font-size="10.5pt" fo:letter-spacing="normal" officeooo:paragraph-rsid="00204428" style:font-name-asian="Hiragino Sans GB W3" style:font-size-asian="10.5pt" style:font-style-asian="normal" style:font-weight-asian="normal" style:font-size-complex="10.5pt"/>
    </style:style>
    <style:style style:name="P8" style:family="paragraph" style:parent-style-name="Standard">
      <style:text-properties fo:font-variant="normal" fo:text-transform="none" fo:color="#000000" fo:letter-spacing="normal" officeooo:paragraph-rsid="003cfabd" style:font-name-asian="PingFang SC" style:font-size-asian="10.6499996185303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paragraph-rsid="0039ddd2" style:font-name-asian="PingFang SC" style:font-size-asian="10.6499996185303pt" style:font-style-asian="normal" style:font-weight-asian="normal"/>
    </style:style>
    <style:style style:name="P10" style:family="paragraph" style:parent-style-name="Standard">
      <style:text-properties fo:font-variant="normal" fo:text-transform="none" fo:color="#000000" fo:letter-spacing="normal" officeooo:paragraph-rsid="00400dd2" style:font-name-asian="PingFang SC" style:font-size-asian="10.6499996185303pt" style:font-style-asian="normal" style:font-weight-asian="normal"/>
    </style:style>
    <style:style style:name="P11" style:family="paragraph" style:parent-style-name="Standard">
      <style:text-properties fo:font-variant="normal" fo:text-transform="none" fo:color="#000000" fo:letter-spacing="normal" officeooo:paragraph-rsid="0042b362" style:font-name-asian="PingFang SC" style:font-size-asian="10.6499996185303pt" style:font-style-asian="normal" style:font-weight-asian="normal"/>
    </style:style>
    <style:style style:name="P12" style:family="paragraph" style:parent-style-name="Standard">
      <style:text-properties fo:font-variant="normal" fo:text-transform="none" fo:color="#000000" fo:letter-spacing="normal" officeooo:rsid="00362c83" officeooo:paragraph-rsid="00362c83" style:font-name-asian="PingFang SC" style:font-size-asian="10.6499996185303pt" style:font-style-asian="normal" style:font-weight-asian="normal"/>
    </style:style>
    <style:style style:name="P13" style:family="paragraph" style:parent-style-name="Standard">
      <style:text-properties fo:font-variant="normal" fo:text-transform="none" fo:color="#000000" fo:letter-spacing="normal" officeooo:rsid="0037b4ef" officeooo:paragraph-rsid="0037b4ef" style:font-name-asian="PingFang SC" style:font-size-asian="10.6499996185303pt" style:font-style-asian="normal" style:font-weight-asian="normal"/>
    </style:style>
    <style:style style:name="P14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paragraph-rsid="0042b362" style:font-name-asian="PingFang SC" style:font-size-asian="10.6499996185303pt" style:font-style-asian="normal" style:font-weight-asian="normal"/>
    </style:style>
    <style:style style:name="P15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rsid="004e7ffa" officeooo:paragraph-rsid="004e7ffa" style:font-name-asian="PingFang SC" style:font-size-asian="10.6499996185303pt" style:font-style-asian="normal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rsid="00321376" officeooo:paragraph-rsid="00321376" fo:background-color="#ffffff"/>
    </style:style>
    <style:style style:name="P17" style:family="paragraph" style:parent-style-name="Standard">
      <style:text-properties fo:font-variant="normal" fo:text-transform="none" fo:color="#990099" fo:font-size="10.5pt" fo:letter-spacing="normal" officeooo:rsid="00238b7b" officeooo:paragraph-rsid="00238b7b" style:font-size-asian="10.5pt" style:font-size-complex="10.5pt"/>
    </style:style>
    <style:style style:name="P18" style:family="paragraph" style:parent-style-name="Standard">
      <style:text-properties fo:font-variant="normal" fo:text-transform="none" fo:color="#990099" fo:font-size="10.5pt" fo:letter-spacing="normal" style:text-underline-style="solid" style:text-underline-type="double" style:text-underline-width="auto" style:text-underline-color="font-color" officeooo:rsid="00238b7b" officeooo:paragraph-rsid="00238b7b" style:font-size-asian="10.5pt" style:font-size-complex="10.5pt"/>
    </style:style>
    <style:style style:name="P19" style:family="paragraph" style:parent-style-name="Standard">
      <style:text-properties fo:font-variant="normal" fo:text-transform="none" fo:color="#990099" fo:font-size="10.5pt" fo:letter-spacing="normal" officeooo:paragraph-rsid="00204428" style:font-name-asian="Hiragino Sans GB W3" style:font-size-asian="10.5pt" style:font-style-asian="normal" style:font-weight-asian="normal" style:font-size-complex="10.5pt"/>
    </style:style>
    <style:style style:name="P20" style:family="paragraph" style:parent-style-name="Standard">
      <style:text-properties fo:font-variant="normal" fo:text-transform="none" fo:color="#990099" fo:letter-spacing="normal" officeooo:paragraph-rsid="00321376"/>
    </style:style>
    <style:style style:name="P21" style:family="paragraph" style:parent-style-name="Standard">
      <style:text-properties fo:font-variant="normal" fo:text-transform="none" fo:color="#990099" fo:letter-spacing="normal" officeooo:paragraph-rsid="0037b4ef"/>
    </style:style>
    <style:style style:name="P22" style:family="paragraph" style:parent-style-name="Standard">
      <style:text-properties fo:font-variant="normal" fo:text-transform="none" fo:color="#990099" fo:letter-spacing="normal" officeooo:paragraph-rsid="0039ddd2" style:font-name-asian="PingFang SC" style:font-size-asian="10.6499996185303pt" style:font-style-asian="normal" style:font-weight-asian="normal"/>
    </style:style>
    <style:style style:name="P23" style:family="paragraph" style:parent-style-name="Standard">
      <style:text-properties fo:font-variant="normal" fo:text-transform="none" fo:color="#990099" fo:letter-spacing="normal" officeooo:paragraph-rsid="00400dd2" style:font-name-asian="PingFang SC" style:font-size-asian="10.6499996185303pt" style:font-style-asian="normal" style:font-weight-asian="normal"/>
    </style:style>
    <style:style style:name="P24" style:family="paragraph" style:parent-style-name="Standard">
      <style:text-properties fo:font-variant="normal" fo:text-transform="none" fo:color="#990099" fo:letter-spacing="normal" officeooo:paragraph-rsid="0042b362" style:font-name-asian="PingFang SC" style:font-size-asian="10.6499996185303pt" style:font-style-asian="normal" style:font-weight-asian="normal"/>
    </style:style>
    <style:style style:name="P25" style:family="paragraph" style:parent-style-name="Standard">
      <style:text-properties fo:font-variant="normal" fo:text-transform="none" fo:color="#990099" style:font-name="PingFang SC" fo:font-size="10.6499996185303pt" fo:letter-spacing="normal" fo:font-style="normal" fo:font-weight="normal" officeooo:paragraph-rsid="0042b362" style:font-name-asian="PingFang SC" style:font-size-asian="10.6499996185303pt" style:font-style-asian="normal" style:font-weight-asian="normal"/>
    </style:style>
    <style:style style:name="P26" style:family="paragraph" style:parent-style-name="Standard">
      <style:text-properties fo:font-variant="normal" fo:text-transform="none" fo:color="#990099" style:font-name="PingFang SC" fo:font-size="10.6499996185303pt" fo:letter-spacing="normal" fo:font-style="normal" fo:font-weight="normal" officeooo:paragraph-rsid="002e6c1f" fo:background-color="#ffffff"/>
    </style:style>
    <style:style style:name="P27" style:family="paragraph" style:parent-style-name="Standard">
      <style:text-properties fo:font-variant="normal" fo:text-transform="none" fo:color="#990099" style:font-name="PingFang SC" fo:font-size="10.6499996185303pt" fo:letter-spacing="normal" fo:font-style="normal" fo:font-weight="normal" officeooo:paragraph-rsid="00321376"/>
    </style:style>
    <style:style style:name="P28" style:family="paragraph" style:parent-style-name="Standard">
      <style:text-properties fo:font-variant="normal" fo:text-transform="none" fo:color="#454545" fo:letter-spacing="normal" officeooo:rsid="00362c83" officeooo:paragraph-rsid="00362c83"/>
    </style:style>
    <style:style style:name="P29" style:family="paragraph" style:parent-style-name="Standard">
      <style:text-properties fo:font-variant="normal" fo:text-transform="none" fo:color="#454545" style:font-name="PingFang SC" fo:font-size="10.6499996185303pt" fo:letter-spacing="normal" fo:font-style="normal" fo:font-weight="normal" officeooo:paragraph-rsid="0042b362" style:font-name-asian="PingFang SC" style:font-size-asian="10.6499996185303pt" style:font-style-asian="normal" style:font-weight-asian="normal"/>
    </style:style>
    <style:style style:name="P30" style:family="paragraph" style:parent-style-name="Standard">
      <style:text-properties fo:font-variant="normal" fo:text-transform="none" fo:color="#cc0000" fo:letter-spacing="normal" officeooo:paragraph-rsid="00400dd2" style:font-name-asian="PingFang SC" style:font-size-asian="10.6499996185303pt" style:font-style-asian="normal" style:font-weight-asian="normal"/>
    </style:style>
    <style:style style:name="P31" style:family="paragraph" style:parent-style-name="Standard">
      <style:text-properties fo:font-variant="normal" fo:text-transform="none" fo:color="#004586" style:font-name="PingFang SC" fo:font-size="10.6499996185303pt" fo:letter-spacing="normal" fo:font-style="normal" fo:font-weight="normal" officeooo:paragraph-rsid="0042b362" style:font-name-asian="PingFang SC" style:font-size-asian="10.6499996185303pt" style:font-style-asian="normal" style:font-weight-asian="bold"/>
    </style:style>
    <style:style style:name="P32" style:family="paragraph" style:parent-style-name="Standard">
      <style:text-properties fo:color="#000000" fo:font-size="12pt" fo:font-weight="bold" officeooo:paragraph-rsid="00204428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paragraph-rsid="00400dd2"/>
    </style:style>
    <style:style style:name="P34" style:family="paragraph" style:parent-style-name="Standard">
      <style:text-properties fo:color="#990099" officeooo:paragraph-rsid="00400dd2"/>
    </style:style>
    <style:style style:name="P35" style:family="paragraph" style:parent-style-name="Standard">
      <style:text-properties fo:color="#0066cc"/>
    </style:style>
    <style:style style:name="P36" style:family="paragraph" style:parent-style-name="Standard">
      <style:text-properties fo:color="#ff3399" officeooo:rsid="002a8397" officeooo:paragraph-rsid="002c5dda"/>
    </style:style>
    <style:style style:name="P37" style:family="paragraph" style:parent-style-name="Standard">
      <style:text-properties fo:color="#ff3399" officeooo:rsid="00b5c5d8" officeooo:paragraph-rsid="00b5c5d8"/>
    </style:style>
    <style:style style:name="P38" style:family="paragraph" style:parent-style-name="Standard">
      <style:text-properties fo:color="#ff3399" style:text-underline-style="solid" style:text-underline-type="double" style:text-underline-width="auto" style:text-underline-color="font-color" officeooo:rsid="002c5dda" officeooo:paragraph-rsid="00b43623"/>
    </style:style>
    <style:style style:name="P39" style:family="paragraph" style:parent-style-name="Standard">
      <style:text-properties fo:color="#ff3399" style:text-underline-style="solid" style:text-underline-type="double" style:text-underline-width="auto" style:text-underline-color="font-color" officeooo:rsid="00b74683" officeooo:paragraph-rsid="00b74683"/>
    </style:style>
    <style:style style:name="P40" style:family="paragraph" style:parent-style-name="Standard">
      <style:text-properties fo:color="#ff3399" style:text-underline-style="solid" style:text-underline-type="double" style:text-underline-width="auto" style:text-underline-color="font-color" officeooo:rsid="00b80c49" officeooo:paragraph-rsid="00b80c49"/>
    </style:style>
    <style:style style:name="P41" style:family="paragraph" style:parent-style-name="Standard">
      <style:text-properties fo:color="#ff3399" style:text-underline-style="solid" style:text-underline-type="double" style:text-underline-width="auto" style:text-underline-color="font-color" officeooo:rsid="00b92375" officeooo:paragraph-rsid="00b92375"/>
    </style:style>
    <style:style style:name="P42" style:family="paragraph" style:parent-style-name="Standard">
      <style:text-properties fo:color="#ff3399" style:text-underline-style="solid" style:text-underline-type="double" style:text-underline-width="auto" style:text-underline-color="font-color" officeooo:rsid="00b9284e" officeooo:paragraph-rsid="00b9284e"/>
    </style:style>
    <style:style style:name="P43" style:family="paragraph" style:parent-style-name="Standard">
      <style:text-properties fo:color="#ff3399" style:text-underline-style="solid" style:text-underline-type="double" style:text-underline-width="auto" style:text-underline-color="font-color" officeooo:rsid="00baf1bb" officeooo:paragraph-rsid="00baf1bb"/>
    </style:style>
    <style:style style:name="P44" style:family="paragraph" style:parent-style-name="Standard">
      <style:text-properties fo:color="#ff66ff" style:text-underline-style="solid" style:text-underline-type="double" style:text-underline-width="auto" style:text-underline-color="font-color" officeooo:rsid="00b92375" officeooo:paragraph-rsid="00b92375"/>
    </style:style>
    <style:style style:name="P45" style:family="paragraph" style:parent-style-name="Text_20_body">
      <style:text-properties fo:font-variant="normal" fo:text-transform="none" fo:color="#000000" style:font-name="PingFang SC" fo:font-size="10.6499996185303pt" fo:letter-spacing="normal" fo:font-style="normal" fo:font-weight="normal" officeooo:rsid="004e7ffa" officeooo:paragraph-rsid="004e7ffa" style:font-name-asian="PingFang SC" style:font-size-asian="10.6499996185303pt" style:font-style-asian="normal" style:font-weight-asian="normal" style:font-weight-complex="normal"/>
    </style:style>
    <style:style style:name="P46" style:family="paragraph" style:parent-style-name="Text_20_body">
      <style:text-properties fo:font-variant="normal" fo:text-transform="none" fo:color="#990099" fo:letter-spacing="normal" officeooo:paragraph-rsid="003f7bac" fo:background-color="#ffffff"/>
    </style:style>
    <style:style style:name="P47" style:family="paragraph" style:parent-style-name="Text_20_body">
      <style:text-properties fo:font-variant="normal" fo:text-transform="none" fo:color="#990099" fo:letter-spacing="normal" officeooo:paragraph-rsid="00400dd2" fo:background-color="#ffffff" style:font-name-asian="PingFang SC" style:font-size-asian="10.6499996185303pt" style:font-style-asian="normal" style:font-weight-asian="normal"/>
    </style:style>
    <style:style style:name="P48" style:family="paragraph" style:parent-style-name="Text_20_body">
      <style:text-properties fo:color="#000000" officeooo:rsid="0057929c" officeooo:paragraph-rsid="0066ddff"/>
    </style:style>
    <style:style style:name="P49" style:family="paragraph" style:parent-style-name="Text_20_body">
      <style:text-properties fo:color="#000000" style:font-name="Source Code Pro" fo:font-size="12pt" officeooo:rsid="0057929c" officeooo:paragraph-rsid="0057929c"/>
    </style:style>
    <style:style style:name="P50" style:family="paragraph" style:parent-style-name="Text_20_body">
      <style:text-properties fo:color="#0084d1"/>
    </style:style>
    <style:style style:name="P51" style:family="paragraph" style:parent-style-name="Text_20_body">
      <style:text-properties fo:color="#0084d1" style:font-name="Source Code Pro" fo:font-size="12pt"/>
    </style:style>
    <style:style style:name="P52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</style:style>
    <style:style style:name="P53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990099" fo:letter-spacing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990099" fo:letter-spacing="normal" fo:background-color="#ffffff"/>
    </style:style>
    <style:style style:name="P55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56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fo:background-color="#ffffff"/>
    </style:style>
    <style:style style:name="P57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fo:background-color="#ffffff" style:font-name-asian="PingFang SC" style:font-size-asian="10.6499996185303pt" style:font-style-asian="normal" style:font-weight-asian="normal"/>
    </style:style>
    <style:style style:name="P58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fo:font-weight="bold" fo:background-color="#ffffff" style:font-weight-asian="bold" style:font-weight-complex="bold"/>
    </style:style>
    <style:style style:name="P59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fo:font-weight="bold" fo:background-color="#ffffff" style:font-weight-asian="bold" style:font-weight-complex="bold" fo:padding="0cm" fo:border="none"/>
    </style:style>
    <style:style style:name="P60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fo:font-weight="normal" officeooo:rsid="00540a6e" officeooo:paragraph-rsid="00540a6e" fo:background-color="#ffffff" style:font-name-asian="PingFang SC" style:font-size-asian="10.6499996185303pt" style:font-style-asian="normal" style:font-weight-asian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PingFang SC" fo:font-size="10.6499996185303pt" fo:letter-spacing="normal" fo:font-style="normal" fo:font-weight="normal" fo:background-color="#ffffff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font-size="10.5pt" fo:letter-spacing="normal" fo:font-weight="bold" officeooo:rsid="00540a6e" officeooo:paragraph-rsid="00540a6e" fo:background-color="#ffffff" style:font-name-asian="PingFang SC" style:font-size-asian="10.5pt" style:font-style-asian="normal" style:font-weight-asian="bold" style:font-size-complex="10.5pt" style:font-weight-complex="bold"/>
    </style:style>
    <style:style style:name="P63" style:family="paragraph" style:parent-style-name="Text_20_body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size="12pt" fo:font-weight="bold" style:font-size-asian="12pt" style:font-weight-asian="bold" style:font-size-complex="12pt" style:font-weight-complex="bold"/>
    </style:style>
    <style:style style:name="P64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color="#0066cc" style:font-name="Source Code Pro" fo:font-size="12pt" fo:font-weight="normal" officeooo:rsid="00540a6e" officeooo:paragraph-rsid="00540a6e" style:font-weight-asian="normal" style:font-weight-complex="normal"/>
    </style:style>
    <style:style style:name="P65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color="#000000" style:font-name="Source Code Pro" fo:font-size="12pt" fo:font-weight="normal" officeooo:rsid="00540a6e" officeooo:paragraph-rsid="00540a6e" style:font-weight-asian="normal" style:font-weight-complex="normal"/>
    </style:style>
    <style:style style:name="P66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color="#000000" style:font-name="Source Code Pro" fo:font-size="12pt" fo:font-weight="normal" officeooo:rsid="0081c048" officeooo:paragraph-rsid="0081c048" style:font-weight-asian="normal" style:font-weight-complex="normal"/>
    </style:style>
    <style:style style:name="P67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color="#000000" style:font-name="Source Code Pro" fo:font-size="12pt" fo:font-weight="normal" officeooo:rsid="00822774" officeooo:paragraph-rsid="00822774" style:font-weight-asian="normal" style:font-weight-complex="normal"/>
    </style:style>
    <style:style style:name="P68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color="#000000" style:font-name="Source Code Pro" fo:font-size="12pt" fo:font-weight="bold" officeooo:rsid="00540a6e" officeooo:paragraph-rsid="00540a6e" style:font-weight-asian="bold" style:font-weight-complex="bold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color="#cc6699" style:font-name="Source Code Pro" fo:font-size="12pt" fo:font-weight="normal" officeooo:rsid="00540a6e" officeooo:paragraph-rsid="00540a6e" style:font-weight-asian="normal" style:font-weight-complex="normal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Source Code Pro" fo:font-size="12pt" fo:letter-spacing="normal" fo:font-weight="normal" officeooo:rsid="00822774" officeooo:paragraph-rsid="008beebb" style:font-weight-asian="normal" style:font-weight-complex="normal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Source Code Pro" fo:font-size="12pt" fo:letter-spacing="normal" fo:font-weight="normal" officeooo:rsid="00822774" officeooo:paragraph-rsid="0097ead6" style:font-weight-asian="normal" style:font-weight-complex="normal"/>
    </style:style>
    <style:style style:name="P72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Source Code Pro" fo:font-size="12pt" fo:letter-spacing="normal" fo:font-weight="normal" officeooo:rsid="009f396b" officeooo:paragraph-rsid="009f396b" style:font-weight-asian="normal" style:font-weight-complex="normal"/>
    </style:style>
    <style:style style:name="P73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Source Code Pro" fo:font-size="12pt" fo:letter-spacing="normal" fo:font-weight="normal" officeooo:rsid="009f89b0" officeooo:paragraph-rsid="009f89b0" style:font-weight-asian="normal" style:font-weight-complex="normal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officeooo:paragraph-rsid="00b13e3c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officeooo:paragraph-rsid="00b13e3c" fo:background-color="#ff8080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microsoft yahei" fo:font-size="10.6499996185303pt" fo:letter-spacing="normal" fo:font-style="normal" fo:font-weight="normal" officeooo:rsid="0099d770" officeooo:paragraph-rsid="0097ead6" style:font-weight-asian="normal" style:font-weight-complex="normal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cc6699" style:font-name="Source Code Pro" fo:font-size="12pt" fo:letter-spacing="normal" fo:font-weight="normal" officeooo:rsid="00822774" officeooo:paragraph-rsid="0097ead6" style:font-weight-asian="normal" style:font-weight-complex="normal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style:line-height-at-least="0.517cm" fo:widows="1" fo:text-indent="0cm" style:auto-text-indent="false" fo:padding="0cm" fo:border="none"/>
    </style:style>
    <style:style style:name="P79" style:family="paragraph" style:parent-style-name="Text_20_body">
      <style:paragraph-properties fo:margin-left="0cm" fo:margin-right="0cm" fo:margin-top="0cm" fo:margin-bottom="0.376cm" style:contextual-spacing="false" style:line-height-at-least="0.612cm" fo:text-align="justify" style:justify-single-word="false" fo:widows="1" fo:text-indent="0cm" style:auto-text-indent="false" fo:padding="0cm" fo:border="none"/>
      <style:text-properties fo:font-variant="normal" fo:text-transform="none" fo:color="#4f4f4f" fo:letter-spacing="normal" fo:background-color="#ffffff"/>
    </style:style>
    <style:style style:name="P80" style:family="paragraph" style:parent-style-name="Text_20_body">
      <style:paragraph-properties fo:margin-left="0cm" fo:margin-right="0cm" fo:margin-top="0cm" fo:margin-bottom="0.376cm" style:contextual-spacing="false" style:line-height-at-least="0.612cm" fo:text-align="justify" style:justify-single-word="false" fo:widows="1" fo:text-indent="0cm" style:auto-text-indent="false" fo:padding="0cm" fo:border="none"/>
      <style:text-properties fo:font-variant="normal" fo:text-transform="none" fo:color="#4f4f4f" fo:letter-spacing="normal" fo:background-color="#ffffff" style:font-name-asian="apple-system" style:font-size-asian="10.6499996185303pt" style:font-style-asian="normal" style:font-weight-asian="normal"/>
    </style:style>
    <style:style style:name="P81" style:family="paragraph" style:parent-style-name="Preformatted_20_Text">
      <style:text-properties fo:color="#000000" fo:font-size="10.5pt" fo:font-weight="bold" officeooo:rsid="0057929c" officeooo:paragraph-rsid="0057929c" style:font-size-asian="10.5pt" style:font-weight-asian="bold" style:font-size-complex="10.5pt" style:font-weight-complex="bold"/>
    </style:style>
    <style:style style:name="P82" style:family="paragraph" style:parent-style-name="Preformatted_20_Text">
      <style:text-properties fo:color="#000000" fo:font-size="10.5pt" fo:font-weight="bold" officeooo:rsid="005fdc52" officeooo:paragraph-rsid="005fdc52" style:font-size-asian="10.5pt" style:font-weight-asian="bold" style:font-size-complex="10.5pt" style:font-weight-complex="bold"/>
    </style:style>
    <style:style style:name="P83" style:family="paragraph" style:parent-style-name="Preformatted_20_Text">
      <style:text-properties fo:color="#000000" fo:font-size="10.5pt" fo:font-weight="normal" officeooo:rsid="005fdc52" officeooo:paragraph-rsid="005fdc52" style:font-size-asian="10.5pt" style:font-weight-asian="normal" style:font-size-complex="10.5pt" style:font-weight-complex="normal"/>
    </style:style>
    <style:style style:name="P84" style:family="paragraph" style:parent-style-name="Preformatted_20_Text">
      <style:text-properties fo:color="#0084d1" officeooo:rsid="0057929c" officeooo:paragraph-rsid="0057929c"/>
    </style:style>
    <style:style style:name="P85" style:family="paragraph" style:parent-style-name="Preformatted_20_Text">
      <style:text-properties fo:font-variant="normal" fo:text-transform="none" fo:color="#24292e" style:font-name="SFMono-Regular" fo:font-size="8pt" fo:letter-spacing="normal" fo:font-style="normal" style:text-underline-style="solid" style:text-underline-type="double" style:text-underline-width="auto" style:text-underline-color="font-color" fo:font-weight="normal" officeooo:rsid="00b92375" officeooo:paragraph-rsid="00b92375"/>
    </style:style>
    <style:style style:name="P86" style:family="paragraph" style:parent-style-name="Preformatted_20_Text">
      <style:text-properties fo:font-variant="normal" fo:text-transform="none" fo:color="#ff66ff" style:font-name="SFMono-Regular" fo:font-size="8pt" fo:letter-spacing="normal" fo:font-style="normal" style:text-underline-style="solid" style:text-underline-type="double" style:text-underline-width="auto" style:text-underline-color="font-color" fo:font-weight="normal" officeooo:rsid="00b92375" officeooo:paragraph-rsid="00b92375"/>
    </style:style>
    <style:style style:name="P87" style:family="paragraph" style:parent-style-name="Preformatted_20_Text">
      <style:text-properties fo:font-variant="normal" fo:text-transform="none" fo:color="#ff66ff" style:font-name="SFMono-Regular" fo:font-size="8pt" fo:letter-spacing="normal" fo:font-style="normal" style:text-underline-style="solid" style:text-underline-type="double" style:text-underline-width="auto" style:text-underline-color="font-color" fo:font-weight="normal" officeooo:rsid="00bc35cf" officeooo:paragraph-rsid="00bc35cf"/>
    </style:style>
    <style:style style:name="P8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66cc" style:font-name="Source Code Pro" fo:font-size="12pt"/>
    </style:style>
    <style:style style:name="P8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size="12pt" officeooo:rsid="00618bc0" officeooo:paragraph-rsid="00618bc0"/>
    </style:style>
    <style:style style:name="P90" style:family="paragraph" style:parent-style-name="Preformatted_20_Text">
      <style:paragraph-properties fo:background-color="#ffffff">
        <style:background-image/>
      </style:paragraph-properties>
      <style:text-properties fo:color="#0066cc" style:font-name="Source Code Pro" fo:font-size="12pt"/>
    </style:style>
    <style:style style:name="P91" style:family="paragraph" style:parent-style-name="Preformatted_20_Text">
      <style:paragraph-properties fo:background-color="#ffffff">
        <style:background-image/>
      </style:paragraph-properties>
      <style:text-properties fo:color="#0066cc" style:font-name="Source Code Pro" fo:font-size="12pt" officeooo:paragraph-rsid="005ea4e7"/>
    </style:style>
    <style:style style:name="P92" style:family="paragraph" style:parent-style-name="Preformatted_20_Text">
      <style:paragraph-properties fo:background-color="#ffffff">
        <style:background-image/>
      </style:paragraph-properties>
      <style:text-properties fo:color="#0066cc" style:font-name="Source Code Pro" fo:font-size="12pt" fo:font-weight="normal" officeooo:rsid="0057929c" officeooo:paragraph-rsid="0057929c" style:font-size-asian="10.5pt" style:font-weight-asian="normal" style:font-size-complex="10.5pt" style:font-weight-complex="normal"/>
    </style:style>
    <style:style style:name="P93" style:family="paragraph" style:parent-style-name="Preformatted_20_Text">
      <style:paragraph-properties fo:margin-top="0cm" fo:margin-bottom="0.564cm" style:contextual-spacing="false" style:line-height-at-least="0.517cm" fo:widows="1" fo:padding="0cm" fo:border="none"/>
    </style:style>
    <style:style style:name="P94" style:family="paragraph" style:parent-style-name="Quotations">
      <style:paragraph-properties fo:margin-left="1.753cm" fo:margin-right="1cm" fo:margin-top="0.189cm" fo:margin-bottom="0cm" style:contextual-spacing="false" style:line-height-at-least="0.517cm" fo:widows="1" fo:text-indent="0cm" style:auto-text-indent="false" fo:padding="0cm" fo:border="none"/>
      <style:text-properties fo:background-color="#ffffff"/>
    </style:style>
    <style:style style:name="P95" style:family="paragraph" style:parent-style-name="Quotations">
      <style:paragraph-properties fo:margin-left="0cm" fo:margin-right="1cm" fo:margin-top="0.189cm" fo:margin-bottom="0cm" style:contextual-spacing="false" style:line-height-at-least="0.517cm" fo:widows="1" fo:text-indent="0cm" style:auto-text-indent="false" fo:padding="0cm" fo:border="none"/>
      <style:text-properties fo:background-color="#ffffff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fo:letter-spacing="normal" fo:font-weight="bold" officeooo:rsid="00ac875f" officeooo:paragraph-rsid="00b13e3c" fo:background-color="#ff6600" style:font-name-asian="microsoft yahei" style:font-size-asian="10.6499996185303pt" style:font-style-asian="normal" style:font-weight-asian="bold" style:font-weight-complex="bold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000000" style:font-name="Consolas" fo:font-size="9.35000038146973pt" fo:letter-spacing="normal" fo:font-style="normal" fo:font-weight="normal" officeooo:rsid="00ac875f" officeooo:paragraph-rsid="00b13e3c" fo:background-color="#ff8080" style:font-name-asian="microsoft yahei" style:font-size-asian="10.6499996185303pt" style:font-style-asian="normal" style:font-weight-asian="normal"/>
    </style:style>
    <style:style style:name="P98" style:family="paragraph" style:parent-style-name="Quotations" style:list-style-name="L1">
      <style:paragraph-properties fo:margin-left="1.753cm" fo:margin-right="1cm" fo:margin-top="0.189cm" fo:margin-bottom="0cm" style:contextual-spacing="false" style:line-height-at-least="0.517cm" fo:widows="1" fo:text-indent="0cm" style:auto-text-indent="false" fo:padding="0cm" fo:border="none"/>
    </style:style>
    <style:style style:name="P99" style:family="paragraph" style:parent-style-name="Quotations" style:list-style-name="L2">
      <style:paragraph-properties fo:margin-left="1.753cm" fo:margin-right="1cm" fo:margin-top="0.189cm" fo:margin-bottom="0cm" style:contextual-spacing="false" style:line-height-at-least="0.517cm" fo:widows="1" fo:text-indent="0cm" style:auto-text-indent="false" fo:padding="0cm" fo:border="none"/>
    </style:style>
    <style:style style:name="P100" style:family="paragraph" style:parent-style-name="Quotations" style:list-style-name="L3">
      <style:paragraph-properties fo:margin-left="1.753cm" fo:margin-right="1cm" fo:margin-top="0.189cm" fo:margin-bottom="0cm" style:contextual-spacing="false" style:line-height-at-least="0.517cm" fo:widows="1" fo:text-indent="0cm" style:auto-text-indent="false" fo:padding="0cm" fo:border="none"/>
    </style:style>
    <style:style style:name="P101" style:family="paragraph" style:parent-style-name="Quotations" style:list-style-name="L3">
      <style:paragraph-properties fo:margin-left="2.506cm" fo:margin-right="1cm" fo:margin-top="0.189cm" fo:margin-bottom="0cm" style:contextual-spacing="false" style:line-height-at-least="0.517cm" fo:widows="1" fo:text-indent="0cm" style:auto-text-indent="false" fo:padding="0cm" fo:border="none"/>
    </style:style>
    <style:style style:name="P102" style:family="paragraph" style:parent-style-name="Heading_20_3">
      <style:paragraph-properties fo:margin-left="0cm" fo:margin-right="0cm" fo:margin-top="0cm" fo:margin-bottom="0cm" style:contextual-spacing="false" style:line-height-at-least="0.564cm" fo:widows="1" fo:text-indent="0cm" style:auto-text-indent="false" fo:padding="0cm" fo:border="none"/>
      <style:text-properties fo:font-variant="normal" fo:text-transform="none" fo:color="#4f4f4f" style:font-name="PingFang SC" fo:font-size="14.6499996185303pt" fo:letter-spacing="normal" fo:font-style="normal" fo:font-weight="bold" officeooo:paragraph-rsid="00b13e3c" fo:background-color="#ffffff"/>
    </style:style>
    <style:style style:name="P103" style:family="paragraph" style:parent-style-name="Heading_20_3">
      <style:paragraph-properties fo:margin-left="0cm" fo:margin-right="1cm" fo:margin-top="0.189cm" fo:margin-bottom="0cm" style:contextual-spacing="false" style:line-height-at-least="0.517cm" fo:widows="1" fo:text-indent="0cm" style:auto-text-indent="false" fo:padding="0cm" fo:border="none"/>
      <style:text-properties fo:font-variant="normal" fo:text-transform="none" fo:color="#4f4f4f" style:font-name="PingFang SC" fo:font-size="14.6499996185303pt" fo:letter-spacing="normal" fo:font-style="normal" fo:font-weight="bold" fo:background-color="#ffffff"/>
    </style:style>
    <style:style style:name="T1" style:family="text">
      <style:text-properties fo:font-variant="normal" fo:text-transform="none" style:font-name="Hiragino Sans GB W3" fo:letter-spacing="normal" fo:font-style="normal"/>
    </style:style>
    <style:style style:name="T2" style:family="text">
      <style:text-properties fo:font-variant="normal" fo:text-transform="none" fo:color="#000000" fo:letter-spacing="normal" officeooo:rsid="00400dd2" style:font-name-asian="PingFang SC" style:font-size-asian="10.649999618530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PingFang SC" style:font-size-asian="10.6499996185303pt" style:font-style-asian="normal" style:font-weight-asian="bold"/>
    </style:style>
    <style:style style:name="T4" style:family="text">
      <style:text-properties fo:font-variant="normal" fo:text-transform="none" fo:color="#000000" fo:letter-spacing="normal" style:font-name-asian="PingFang SC" style:font-size-asian="10.6499996185303pt" style:font-style-asian="italic" style:font-weight-asian="normal"/>
    </style:style>
    <style:style style:name="T5" style:family="text">
      <style:text-properties fo:font-variant="normal" fo:text-transform="none" fo:color="#000000" fo:letter-spacing="normal" fo:background-color="#ffffff" loext:char-shading-value="0" style:font-name-asian="PingFang SC" style:font-size-asian="10.6499996185303pt" style:font-style-asian="normal" style:font-weight-asian="normal"/>
    </style:style>
    <style:style style:name="T6" style:family="text">
      <style:text-properties fo:font-variant="normal" fo:text-transform="none" fo:color="#000000" fo:letter-spacing="normal" fo:background-color="#ffffff" loext:char-shading-value="0" fo:padding="0cm" fo:border="none"/>
    </style:style>
    <style:style style:name="T7" style:family="text">
      <style:text-properties fo:font-variant="normal" fo:text-transform="none" fo:color="#000000" style:font-name="PingFang SC" fo:font-size="10.6499996185303pt" fo:letter-spacing="normal" fo:font-style="normal" fo:font-weight="bold" fo:background-color="#ffffff" loext:char-shading-value="0"/>
    </style:style>
    <style:style style:name="T8" style:family="text">
      <style:text-properties fo:font-variant="normal" fo:text-transform="none" fo:color="#000000" style:font-name="PingFang SC" fo:font-size="10.6499996185303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000000" style:text-line-through-style="solid" style:text-line-through-type="single" style:font-name="PingFang SC" fo:font-size="10.6499996185303pt" fo:letter-spacing="normal" fo:font-style="normal" fo:font-weight="normal" fo:background-color="#ffffff" loext:char-shading-value="0" fo:padding="0cm" fo:border="none"/>
    </style:style>
    <style:style style:name="T10" style:family="text">
      <style:text-properties fo:font-variant="normal" fo:text-transform="none" fo:color="#000000" style:font-name="Consolas" fo:font-size="9.35000038146973pt" fo:letter-spacing="normal" fo:font-style="normal" fo:font-weight="normal" fo:background-color="#ffffff" loext:char-shading-value="0"/>
    </style:style>
    <style:style style:name="T11" style:family="text">
      <style:text-properties fo:font-variant="normal" fo:text-transform="none" fo:color="#000000" style:font-name="Consolas" fo:font-size="9.35000038146973pt" fo:letter-spacing="normal" fo:font-style="normal" fo:font-weight="normal" fo:background-color="#ffffff" loext:char-shading-value="0" fo:padding="0cm" fo:border="none"/>
    </style:style>
    <style:style style:name="T12" style:family="text">
      <style:text-properties fo:font-variant="normal" fo:text-transform="none" fo:letter-spacing="normal" style:font-name-asian="PingFang SC" style:font-size-asian="10.6499996185303pt" style:font-style-asian="normal" style:font-weight-asian="normal"/>
    </style:style>
    <style:style style:name="T13" style:family="text">
      <style:text-properties fo:font-variant="normal" fo:text-transform="none" fo:letter-spacing="normal" fo:font-weight="normal" fo:background-color="#ffffff" loext:char-shading-value="0" style:font-name-asian="PingFang SC" style:font-size-asian="10.6499996185303pt" style:font-style-asian="normal" style:font-weight-asian="normal" style:font-weight-complex="normal"/>
    </style:style>
    <style:style style:name="T14" style:family="text">
      <style:text-properties fo:font-variant="normal" fo:text-transform="none" fo:letter-spacing="normal" fo:font-weight="normal" officeooo:rsid="00540a6e" fo:background-color="#ffffff" loext:char-shading-value="0" style:font-name-asian="PingFang SC" style:font-size-asian="10.6499996185303pt" style:font-style-asian="normal" style:font-weight-asian="normal" style:font-weight-complex="normal"/>
    </style:style>
    <style:style style:name="T15" style:family="text">
      <style:text-properties fo:font-variant="normal" fo:text-transform="none" style:font-name="PingFang SC" fo:font-size="10.6499996185303pt" fo:letter-spacing="normal" fo:font-style="normal" fo:font-weight="normal"/>
    </style:style>
    <style:style style:name="T16" style:family="text">
      <style:text-properties fo:font-variant="normal" fo:text-transform="none" fo:color="#000088" style:font-name="Consolas" fo:font-size="9.35000038146973pt" fo:letter-spacing="normal" fo:font-style="normal" fo:font-weight="normal" fo:background-color="#ffffff" loext:char-shading-value="0" fo:padding="0cm" fo:border="none"/>
    </style:style>
    <style:style style:name="T17" style:family="text">
      <style:text-properties fo:font-variant="normal" fo:text-transform="none" fo:color="#c7254e" style:font-name="Consolas" fo:font-size="9.35000038146973pt" fo:letter-spacing="normal" fo:font-style="normal" fo:font-weight="normal" fo:background-color="#ffffff" loext:char-shading-value="0" fo:padding="0cm" fo:border="none"/>
    </style:style>
    <style:style style:name="T18" style:family="text">
      <style:text-properties fo:font-variant="normal" fo:text-transform="none" fo:color="#454545" style:font-name="apple-system" fo:font-size="9.35000038146973pt" fo:letter-spacing="normal" fo:font-style="normal" fo:font-weight="normal" fo:background-color="#ffffff" loext:char-shading-value="0"/>
    </style:style>
    <style:style style:name="T19" style:family="text">
      <style:text-properties fo:font-variant="normal" fo:text-transform="none" fo:color="#454545" fo:letter-spacing="normal" fo:background-color="#ffffff" loext:char-shading-value="0" style:font-name-asian="apple-system" style:font-size-asian="9.35000038146973pt" style:font-style-asian="normal" style:font-weight-asian="normal"/>
    </style:style>
    <style:style style:name="T20" style:family="text">
      <style:text-properties officeooo:rsid="00204428"/>
    </style:style>
    <style:style style:name="T21" style:family="text">
      <style:text-properties style:text-underline-style="solid" style:text-underline-type="double" style:text-underline-width="auto" style:text-underline-color="font-color" officeooo:rsid="002c5dda"/>
    </style:style>
    <style:style style:name="T22" style:family="text">
      <style:text-properties style:font-name-asian="Hiragino Sans GB W3" style:font-style-asian="normal" style:font-weight-asian="normal"/>
    </style:style>
    <style:style style:name="T23" style:family="text">
      <style:text-properties style:font-name="Hiragino Sans GB W3" fo:font-style="normal" fo:font-weight="normal"/>
    </style:style>
    <style:style style:name="T24" style:family="text">
      <style:text-properties fo:color="#000000"/>
    </style:style>
    <style:style style:name="T25" style:family="text">
      <style:text-properties fo:font-weight="bold" fo:background-color="#ffffff" loext:char-shading-value="0"/>
    </style:style>
    <style:style style:name="T26" style:family="text">
      <style:text-properties fo:color="#0066cc"/>
    </style:style>
    <style:style style:name="T27" style:family="text">
      <style:text-properties officeooo:rsid="002a590f"/>
    </style:style>
    <style:style style:name="T28" style:family="text">
      <style:text-properties officeooo:rsid="002d09cc"/>
    </style:style>
    <style:style style:name="T29" style:family="text">
      <style:text-properties style:font-weight-asian="bold"/>
    </style:style>
    <style:style style:name="T30" style:family="text">
      <style:text-properties style:font-name="PingFang SC" fo:font-size="10.6499996185303pt" fo:font-style="normal"/>
    </style:style>
    <style:style style:name="T31" style:family="text">
      <style:text-properties style:font-name="PingFang SC" fo:font-size="10.6499996185303pt" fo:font-style="normal" fo:font-weight="normal"/>
    </style:style>
    <style:style style:name="T32" style:family="text">
      <style:text-properties style:font-name="PingFang SC" fo:font-size="10.6499996185303pt" fo:font-style="normal" fo:font-weight="normal" officeooo:rsid="00386c45"/>
    </style:style>
    <style:style style:name="T33" style:family="text">
      <style:text-properties style:font-name="PingFang SC" fo:font-size="10.6499996185303pt" fo:font-style="normal" fo:font-weight="normal" style:font-name-asian="PingFang SC" style:font-size-asian="10.6499996185303pt" style:font-style-asian="normal" style:font-weight-asian="normal"/>
    </style:style>
    <style:style style:name="T34" style:family="text">
      <style:text-properties style:font-name="PingFang SC" fo:font-size="10.6499996185303pt" fo:font-style="normal" fo:font-weight="normal" officeooo:rsid="0037b4ef"/>
    </style:style>
    <style:style style:name="T35" style:family="text">
      <style:text-properties style:font-name="PingFang SC" fo:font-size="10.6499996185303pt" fo:font-style="normal" fo:font-weight="normal" officeooo:rsid="004c28ff"/>
    </style:style>
    <style:style style:name="T36" style:family="text">
      <style:text-properties style:font-name-asian="PingFang SC" style:font-size-asian="10.6499996185303pt" style:font-style-asian="normal"/>
    </style:style>
    <style:style style:name="T37" style:family="text">
      <style:text-properties style:font-name-asian="PingFang SC" style:font-size-asian="10.6499996185303pt" style:font-style-asian="normal" style:font-weight-asian="normal"/>
    </style:style>
    <style:style style:name="T38" style:family="text">
      <style:text-properties officeooo:rsid="0037b4ef" style:font-name-asian="PingFang SC" style:font-size-asian="10.6499996185303pt" style:font-style-asian="normal" style:font-weight-asian="normal"/>
    </style:style>
    <style:style style:name="T39" style:family="text">
      <style:text-properties officeooo:rsid="002e6c1f" style:font-size-asian="10.5pt" style:font-size-complex="10.5pt"/>
    </style:style>
    <style:style style:name="T40" style:family="text">
      <style:text-properties fo:background-color="#ffffff" loext:char-shading-value="0" style:font-weight-asian="bold"/>
    </style:style>
    <style:style style:name="T41" style:family="text">
      <style:text-properties fo:color="#990099"/>
    </style:style>
    <style:style style:name="T42" style:family="text">
      <style:text-properties fo:color="#990099" officeooo:rsid="002e6c1f" fo:background-color="#ffffff" loext:char-shading-value="0" style:font-size-asian="10.5pt" style:font-size-complex="10.5pt"/>
    </style:style>
    <style:style style:name="T43" style:family="text">
      <style:text-properties fo:color="#990099" style:font-name="PingFang SC" fo:font-size="10.6499996185303pt" fo:font-style="normal" fo:font-weight="normal" fo:background-color="#ffffff" loext:char-shading-value="0"/>
    </style:style>
    <style:style style:name="T44" style:family="text">
      <style:text-properties officeooo:rsid="003add67"/>
    </style:style>
    <style:style style:name="T45" style:family="text">
      <style:text-properties officeooo:rsid="0042b362"/>
    </style:style>
    <style:style style:name="T46" style:family="text">
      <style:text-properties style:text-underline-style="solid" style:text-underline-width="auto" style:text-underline-color="font-color" style:font-name-asian="PingFang SC" style:font-size-asian="10.6499996185303pt" style:font-style-asian="normal" style:font-weight-asian="bold" fo:padding="0cm" fo:border="none"/>
    </style:style>
    <style:style style:name="T47" style:family="text">
      <style:text-properties fo:font-style="italic"/>
    </style:style>
    <style:style style:name="T48" style:family="text">
      <style:text-properties officeooo:rsid="0055ec8c"/>
    </style:style>
    <style:style style:name="T49" style:family="text">
      <style:text-properties style:font-name="Source Code Pro"/>
    </style:style>
    <style:style style:name="T50" style:family="text">
      <style:text-properties style:font-name="Source Code Pro" fo:font-size="12pt"/>
    </style:style>
    <style:style style:name="T51" style:family="text">
      <style:text-properties style:font-name="Source Code Pro" fo:font-size="12pt" fo:font-weight="normal" officeooo:rsid="00540a6e" style:font-weight-asian="normal" style:font-weight-complex="normal"/>
    </style:style>
    <style:style style:name="T52" style:family="text">
      <style:text-properties style:font-name="Source Code Pro" fo:font-size="12pt" fo:font-weight="normal" officeooo:rsid="009f89b0" style:font-name-asian="microsoft yahei" style:font-size-asian="10.6499996185303pt" style:font-style-asian="normal" style:font-weight-asian="normal" style:font-weight-complex="normal"/>
    </style:style>
    <style:style style:name="T53" style:family="text">
      <style:text-properties style:font-name="Source Code Pro" fo:font-size="12pt" fo:font-weight="normal" officeooo:rsid="00a1edb9" style:font-name-asian="microsoft yahei" style:font-size-asian="10.6499996185303pt" style:font-style-asian="normal" style:font-weight-asian="normal" style:font-weight-complex="normal"/>
    </style:style>
    <style:style style:name="T54" style:family="text">
      <style:text-properties style:font-name="Source Code Pro" fo:font-size="12pt" fo:font-weight="normal" officeooo:rsid="00a39c91" style:font-name-asian="microsoft yahei" style:font-size-asian="10.6499996185303pt" style:font-style-asian="normal" style:font-weight-asian="normal" style:font-weight-complex="normal"/>
    </style:style>
    <style:style style:name="T55" style:family="text">
      <style:text-properties style:font-name="Source Code Pro" fo:font-size="12pt" fo:font-style="italic"/>
    </style:style>
    <style:style style:name="T56" style:family="text">
      <style:text-properties style:font-name="Source Code Pro" fo:font-size="12pt" officeooo:rsid="0066ddff"/>
    </style:style>
    <style:style style:name="T57" style:family="text">
      <style:text-properties style:font-name="Source Code Pro" fo:font-size="12pt" officeooo:rsid="00672a64"/>
    </style:style>
    <style:style style:name="T58" style:family="text">
      <style:text-properties style:font-name="Source Code Pro" officeooo:rsid="00599135"/>
    </style:style>
    <style:style style:name="T59" style:family="text">
      <style:text-properties fo:color="#ff3300"/>
    </style:style>
    <style:style style:name="T60" style:family="text">
      <style:text-properties fo:color="#ff3300" style:font-name="Source Code Pro" fo:font-size="12pt"/>
    </style:style>
    <style:style style:name="T61" style:family="text">
      <style:text-properties fo:color="#663399" style:font-name="Source Code Pro" fo:font-size="12pt"/>
    </style:style>
    <style:style style:name="T62" style:family="text">
      <style:text-properties fo:color="#663399" style:font-name="Source Code Pro" fo:font-size="12pt" officeooo:rsid="0055ec8c"/>
    </style:style>
    <style:style style:name="T63" style:family="text">
      <style:text-properties fo:color="#663399" officeooo:rsid="0055ec8c"/>
    </style:style>
    <style:style style:name="T64" style:family="text">
      <style:text-properties officeooo:rsid="005cd62d"/>
    </style:style>
    <style:style style:name="T65" style:family="text">
      <style:text-properties style:font-name-asian="AR PL UKai CN" style:font-size-asian="12pt"/>
    </style:style>
    <style:style style:name="T66" style:family="text">
      <style:text-properties fo:color="#dd4814"/>
    </style:style>
    <style:style style:name="T67" style:family="text">
      <style:text-properties fo:background-color="#ffff00" loext:char-shading-value="0"/>
    </style:style>
    <style:style style:name="T68" style:family="text">
      <style:text-properties officeooo:rsid="00794ff4"/>
    </style:style>
    <style:style style:name="T69" style:family="text">
      <style:text-properties officeooo:rsid="007e618f"/>
    </style:style>
    <style:style style:name="T70" style:family="text">
      <style:text-properties officeooo:rsid="00830555"/>
    </style:style>
    <style:style style:name="T71" style:family="text">
      <style:text-properties style:font-name="microsoft yahei" fo:font-size="10.6499996185303pt" fo:font-style="normal"/>
    </style:style>
    <style:style style:name="T72" style:family="text">
      <style:text-properties style:font-name="microsoft yahei" fo:font-size="10.6499996185303pt" fo:font-style="normal" fo:font-weight="normal"/>
    </style:style>
    <style:style style:name="T73" style:family="text">
      <style:text-properties style:font-name="microsoft yahei" fo:font-size="10.6499996185303pt" fo:font-style="normal" fo:font-weight="normal" officeooo:rsid="00a41034"/>
    </style:style>
    <style:style style:name="T74" style:family="text">
      <style:text-properties style:font-name="microsoft yahei" fo:font-size="10.6499996185303pt" fo:font-style="normal" officeooo:rsid="008beebb"/>
    </style:style>
    <style:style style:name="T75" style:family="text">
      <style:text-properties style:font-name="microsoft yahei" fo:font-size="10.6499996185303pt" fo:font-style="normal" officeooo:rsid="00980059"/>
    </style:style>
    <style:style style:name="T76" style:family="text">
      <style:text-properties style:font-name="microsoft yahei" fo:font-size="10.6499996185303pt" fo:font-style="normal" officeooo:rsid="0099d770"/>
    </style:style>
    <style:style style:name="T77" style:family="text">
      <style:text-properties fo:font-style="normal" officeooo:rsid="0081c048"/>
    </style:style>
    <style:style style:name="T78" style:family="text">
      <style:text-properties fo:font-style="normal" officeooo:rsid="0081c048" style:font-name-asian="microsoft yahei" style:font-size-asian="10.6499996185303pt" style:font-style-asian="normal"/>
    </style:style>
    <style:style style:name="T79" style:family="text">
      <style:text-properties style:font-name-asian="microsoft yahei" style:font-size-asian="10.6499996185303pt" style:font-style-asian="normal"/>
    </style:style>
    <style:style style:name="T80" style:family="text">
      <style:text-properties style:font-name-asian="microsoft yahei" style:font-size-asian="10.6499996185303pt" style:font-style-asian="normal" style:font-weight-asian="normal"/>
    </style:style>
    <style:style style:name="T81" style:family="text">
      <style:text-properties officeooo:rsid="00a41034" style:font-name-asian="microsoft yahei" style:font-size-asian="10.6499996185303pt" style:font-style-asian="normal" style:font-weight-asian="normal"/>
    </style:style>
    <style:style style:name="T82" style:family="text">
      <style:text-properties officeooo:rsid="00aaa0a2" style:font-name-asian="microsoft yahei" style:font-size-asian="10.6499996185303pt" style:font-style-asian="normal" style:font-weight-asian="normal"/>
    </style:style>
    <style:style style:name="T83" style:family="text">
      <style:text-properties officeooo:rsid="00ab7d83" style:font-name-asian="microsoft yahei" style:font-size-asian="10.6499996185303pt" style:font-style-asian="normal" style:font-weight-asian="normal"/>
    </style:style>
    <style:style style:name="T84" style:family="text">
      <style:text-properties officeooo:rsid="00ac875f" style:font-name-asian="microsoft yahei" style:font-size-asian="10.6499996185303pt" style:font-style-asian="normal" style:font-weight-asian="normal"/>
    </style:style>
    <style:style style:name="T85" style:family="text">
      <style:text-properties officeooo:rsid="0085d92a" style:font-name-asian="microsoft yahei" style:font-size-asian="10.6499996185303pt" style:font-style-asian="normal"/>
    </style:style>
    <style:style style:name="T86" style:family="text">
      <style:text-properties officeooo:rsid="0081c048" style:font-name-asian="microsoft yahei" style:font-size-asian="10.6499996185303pt" style:font-style-asian="normal"/>
    </style:style>
    <style:style style:name="T87" style:family="text">
      <style:text-properties officeooo:rsid="008e7403" style:font-name-asian="microsoft yahei" style:font-size-asian="10.6499996185303pt" style:font-style-asian="normal"/>
    </style:style>
    <style:style style:name="T88" style:family="text">
      <style:text-properties officeooo:rsid="00951a55" style:font-name-asian="microsoft yahei" style:font-size-asian="10.6499996185303pt" style:font-style-asian="normal"/>
    </style:style>
    <style:style style:name="T89" style:family="text">
      <style:text-properties officeooo:rsid="009f0d2a"/>
    </style:style>
    <style:style style:name="T90" style:family="text">
      <style:text-properties officeooo:rsid="009f396b"/>
    </style:style>
    <style:style style:name="T91" style:family="text">
      <style:text-properties officeooo:rsid="009fc59f"/>
    </style:style>
    <style:style style:name="T92" style:family="text">
      <style:text-properties fo:color="#ff66ff"/>
    </style:style>
    <style:style style:name="T93" style:family="text">
      <style:text-properties style:font-name="apple-system1" fo:font-size="10.6499996185303pt"/>
    </style:style>
    <style:style style:name="T94" style:family="text">
      <style:text-properties style:font-name-asian="apple-system1" style:font-size-asian="10.6499996185303pt" style:font-style-asian="normal" style:font-weight-asian="normal"/>
    </style:style>
    <style:style style:name="T95" style:family="text">
      <style:text-properties style:font-name="apple-system" fo:font-size="10.6499996185303pt" fo:font-style="normal" fo:font-weight="normal"/>
    </style:style>
    <style:style style:name="T96" style:family="text">
      <style:text-properties style:font-name-asian="apple-system" style:font-size-asian="10.6499996185303pt" style:font-style-asian="normal" style:font-weight-asian="normal"/>
    </style:style>
    <style:style style:name="T97" style:family="text">
      <style:text-properties fo:color="#ff00ff"/>
    </style:style>
    <style:style style:name="T98" style:family="text">
      <style:text-properties fo:color="#cc00c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GL ES 2.0学习笔记</text:p>
      <text:p text:style-name="P1"/>
      <text:p text:style-name="P2">OpenGL ES包含<text:span text:style-name="T28">1.1和1.2两个版本，这两个版本之间的差异非常大，不仅是在编程思想上，API之间的差异也很大，因此在使用时最好判断版本。</text:span></text:p>
      <text:p text:style-name="P1"/>
      <text:p text:style-name="P1">andr<text:span text:style-name="T27">oid 设备可能由于屏幕尺寸和形状的不同，导致绘制的图像会变形，要解决这个问题，可以设置OpenGL投影模式和相机视口进行坐标变换，使得图形对象在任何地方都具有正确的比例</text:span></text:p>
      <text:p text:style-name="P1"/>
      <text:p text:style-name="P36">该篇博文详细讲述了GLES 1.0 / GLES 2.0投影矩阵和视口变换<text:span text:style-name="T21">http://blog.sina.com.cn/s/blog_53b7ddf00101n8b7.html</text:span></text:p>
      <text:p text:style-name="P36"/>
      <text:p text:style-name="P37">比较好的博客</text:p>
      <text:p text:style-name="P38"><text:a xlink:type="simple" xlink:href="https://www.cnblogs.com/kiffa/archive/2013/02/21/2921123.html"><text:span text:style-name="T92">https://www.cnblogs.com/kiffa/archive/2013/02/21/2921123.html</text:span></text:a></text:p>
      <text:p text:style-name="P38"/>
      <text:p text:style-name="P40">opengl es 绘制3d</text:p>
      <text:p text:style-name="P39"><text:a xlink:type="simple" xlink:href="https://github.com/andresoviedo/android-3D-model-viewer">https://github.com/andresoviedo/android-3D-model-viewer</text:a></text:p>
      <text:p text:style-name="P42"/>
      <text:p text:style-name="P42">简单绘制事例</text:p>
      <text:p text:style-name="P41"><text:a xlink:type="simple" xlink:href="https://github.com/skyfe79/LearningOpenGLES2-Android">https://github.com/skyfe79/LearningOpenGLES2-Android</text:a></text:p>
      <text:p text:style-name="P41"/>
      <text:p text:style-name="P43">opengl es与carmer相结合</text:p>
      <text:p text:style-name="P85"><text:a xlink:type="simple" xlink:href="https://github.com/yulu/ShaderCam.git">https://github.com/yulu/ShaderCam.git</text:a></text:p>
      <text:p text:style-name="P85"/>
      <text:p text:style-name="P86"><text:span text:style-name="T94">研究 </text:span><text:span text:style-name="T93">Android </text:span><text:span text:style-name="T94">用 </text:span><text:span text:style-name="T93">OpenGL ES 2.0 </text:span><text:span text:style-name="T94">处理相机预览和滤镜。</text:span></text:p>
      <text:p text:style-name="P87">https://github.com/ongakuer/CameraFilter</text:p>
      <text:p text:style-name="P44"/>
      <text:p text:style-name="P1"/>
      <text:p text:style-name="P32"><text:span text:style-name="T20">1. </text:span><text:span text:style-name="T1">void glVertexAttribPointer( GLuint index, GLint size, GLenum type, GLboolean normalized, GLsizei stride,const GLvoid * pointer);</text:span></text:p>
      <text:p text:style-name="P3"/>
      <text:p text:style-name="P7">该函数用来为顶点着色器中的输入参数配置合适的值。</text:p>
      <text:p text:style-name="P7"/>
      <text:p text:style-name="P4"><text:span text:style-name="T22">第一个参数</text:span><text:span text:style-name="T23">index:</text:span><text:span text:style-name="T22">声明这个参数的名称。用</text:span><text:span text:style-name="T23">glGetAttribLocation</text:span><text:span text:style-name="T22">取得，再赋给它。</text:span><text:line-break/><text:span text:style-name="T22">第二个参数</text:span><text:span text:style-name="T23">size,</text:span><text:span text:style-name="T22">定义这个参数由几个值组成。如顶点是</text:span><text:span text:style-name="T23">3</text:span><text:span text:style-name="T22">个</text:span><text:span text:style-name="T23">float</text:span><text:span text:style-name="T22">（</text:span><text:span text:style-name="T23">x,y,x</text:span><text:span text:style-name="T22">），而颜色是</text:span><text:span text:style-name="T23">4</text:span><text:span text:style-name="T22">个</text:span><text:span text:style-name="T23">float</text:span><text:span text:style-name="T22">（</text:span><text:span text:style-name="T23">r,g,b,z</text:span><text:span text:style-name="T22">）。</text:span><text:line-break/><text:span text:style-name="T22">第三个参数</text:span><text:span text:style-name="T23">type</text:span><text:span text:style-name="T22">，声明第二个参数的每个值是什么类型。</text:span><text:line-break/><text:span text:style-name="T22">第四个参数</text:span><text:span text:style-name="T23">normalized</text:span><text:span text:style-name="T22">，指定当被访问时，固定点数据值是否应该被归一化（</text:span><text:span text:style-name="T23">GL_TRUE</text:span><text:span text:style-name="T22">）或者直接转换为固定点值（</text:span><text:span text:style-name="T23">GL_FALSE</text:span><text:span text:style-name="T22">）。通常为</text:span><text:span text:style-name="T23">GL_FALSE</text:span><text:span text:style-name="T22">。</text:span><text:line-break/><text:span text:style-name="T22">第五个参数</text:span><text:span text:style-name="T23">stride</text:span><text:span text:style-name="T22">，描述该参数的字节数。通常用</text:span><text:span text:style-name="T23">sizeof</text:span><text:span text:style-name="T22">来取得。</text:span><text:line-break/><text:span text:style-name="T22">最后一个参数</text:span><text:span text:style-name="T23">pointer</text:span><text:span text:style-name="T22">，顶点数组。另一种说法是数据结构的偏移量。表示在这个结构中，从哪里开始取值</text:span></text:p>
      <text:p text:style-name="P19">例：</text:p>
      <text:p text:style-name="P17"><text:s text:c="8"/><text:span text:style-name="T26">//为画笔指定顶点位置数据</text:span></text:p>
      <text:p text:style-name="P17"><text:s text:c="9"/>GLES20.glVertexAttribPointer <text:s/></text:p>
      <text:p text:style-name="P17"><text:s text:c="9"/>(</text:p>
      <text:p text:style-name="P17"><text:s text:c="9"/><text:tab/><text:tab/>maPositionHandle, <text:s text:c="2"/></text:p>
      <text:p text:style-name="P17"><text:s text:c="9"/><text:tab/><text:tab/>3, </text:p>
      <text:p text:style-name="P17"><text:s text:c="9"/><text:tab/><text:tab/>GLES20.GL_FLOAT, </text:p>
      <text:p text:style-name="P17"><text:s text:c="9"/><text:tab/><text:tab/>false,</text:p>
      <text:p text:style-name="P17"><text:s text:c="16"/>&lt;span style="white-space:pre"&gt;<text:tab/>&lt;/span&gt;3*4, <text:s text:c="2"/></text:p>
      <text:p text:style-name="P17"><text:s text:c="16"/>&lt;span style="white-space:pre"&gt;<text:tab/>&lt;/span&gt;mVertexBuffer</text:p>
      <text:p text:style-name="P17"><text:s text:c="9"/>); <text:s text:c="6"/></text:p>
      <text:p text:style-name="P18"/>
      <text:p text:style-name="P17"><text:soft-page-break/><text:s text:c="8"/><text:span text:style-name="T26"><text:s/>//为画笔指定顶点纹理坐标数据</text:span></text:p>
      <text:p text:style-name="P17"><text:s text:c="9"/>GLES20.glVertexAttribPointer <text:s/></text:p>
      <text:p text:style-name="P17"><text:s text:c="9"/>(</text:p>
      <text:p text:style-name="P17"><text:s text:c="8"/><text:tab/><text:tab/>maTexCoorHandle, </text:p>
      <text:p text:style-name="P17"><text:s text:c="9"/><text:tab/><text:tab/>2, </text:p>
      <text:p text:style-name="P17"><text:s text:c="9"/><text:tab/><text:tab/>GLES20.GL_FLOAT, </text:p>
      <text:p text:style-name="P17"><text:s text:c="9"/><text:tab/><text:tab/>false,</text:p>
      <text:p text:style-name="P17"><text:s text:c="16"/>&lt;span style="white-space:pre"&gt;<text:tab/>&lt;/span&gt;2*4, <text:s text:c="2"/></text:p>
      <text:p text:style-name="P17"><text:s text:c="16"/>&lt;span style="white-space:pre"&gt;<text:tab/>&lt;/span&gt;mTexCoorBuffer</text:p>
      <text:p text:style-name="P17"><text:s text:c="9"/>); </text:p>
      <text:p text:style-name="P5"/>
      <text:p text:style-name="P5">2. 创建渲染缓冲区</text:p>
      <text:p text:style-name="P6"><text:span text:style-name="T39"><text:s text:c="2"/></text:span><text:span text:style-name="T42"><text:s/></text:span><text:span text:style-name="T43">GLuint m_renderbuffer；//创建一个渲染缓冲区对象</text:span></text:p>
      <text:p text:style-name="P26"><text:s text:c="3"/>glGenRenderbuffers(1, &amp;m_renderbuffer)；</text:p>
      <text:p text:style-name="P26"><text:s text:c="3"/>glBindRenderbuffer(GL_RENDERBUFFER, m_renderbuffer)；//将该渲染缓冲区绑定到管线上</text:p>
      <text:p text:style-name="P16">3. 创建帧缓冲区</text:p>
      <text:p text:style-name="P27">GLuint m_framebuffer；创建一个帧缓冲区对象</text:p>
      <text:p text:style-name="P27">glGenFramebuffers(1, &amp;m_framebuffer);</text:p>
      <text:p text:style-name="P20"><text:span text:style-name="T31">glBindFramebuffer(GL_FRAMEBUFFER, m_framebuffer)；//</text:span><text:span text:style-name="T37">将该帧染缓冲区对象绑定到管线上</text:span></text:p>
      <text:p text:style-name="P20"><text:span text:style-name="T31">glFramebufferRenderbuffer(GL_FRAMEBUFFER, GL_COLOR_ATTACHMENT0, GL_RENDERBUFFER, m_renderbuffer)；//</text:span><text:span text:style-name="T37">将创建的渲染缓冲区绑定到帧缓冲区上，并使用颜色填充</text:span></text:p>
      <text:p text:style-name="P20"/>
      <text:p text:style-name="P12">4. 创建视口</text:p>
      <text:p text:style-name="P28"><text:span text:style-name="T31">glViewport(0, 0, width, height)；//</text:span><text:span text:style-name="T37">定义视口大小，即</text:span><text:span text:style-name="T31">OpenGL ES</text:span><text:span text:style-name="T37">窗口大小</text:span></text:p>
      <text:p text:style-name="P28"/>
      <text:p text:style-name="P13">5. 创建着色器</text:p>
      <text:p text:style-name="P13">创建一个空着色器</text:p>
      <text:p text:style-name="P21"><text:span text:style-name="T34">GLuint shaderHandle = glCreateShader(shaderType)；//shaderType</text:span><text:span text:style-name="T38">代表着色器的类型，可以是</text:span><text:span text:style-name="T31">GL_VERTEX_SHADER</text:span><text:span text:style-name="T37">（顶点着色器）或</text:span><text:span text:style-name="T31">GL_FRAGMENT_SHADER</text:span><text:span text:style-name="T37">（片元着色器）</text:span></text:p>
      <text:p text:style-name="P8">指定着色器shad<text:span text:style-name="T44">er</text:span></text:p>
      <text:p text:style-name="P22"><text:span text:style-name="T31">glShaderSource(shaderHandle, stri</text:span><text:span text:style-name="T32">ng</text:span><text:span text:style-name="T31">);// stri</text:span><text:span text:style-name="T32">ng </text:span>代表要执行的shad<text:span text:style-name="T44">er</text:span>字符串数组</text:p>
      <text:p text:style-name="P22"><text:span text:style-name="T31">glCompileShader(shaderHandle);//</text:span>编译着色器</text:p>
      <text:p text:style-name="P9">检查编译是否成功</text:p>
      <text:p text:style-name="P46"><text:span text:style-name="T33">GLint compileSuccess;<text:line-break/> glGetShaderiv(shaderHandle, GL_COMPILE_STATUS, &amp;compileSuccess);//</text:span><text:span text:style-name="T37">查看编译着色器是否成功，可选的查询状态有</text:span><text:span text:style-name="T33">L_DELETE_STATUS,GL_COMPILE_STATUS, GL_INFO_LOG_LENGTH, GL_SHADER_SOURCE_LENGTH</text:span></text:p>
      <text:p text:style-name="P46"><text:span text:style-name="T31">//</text:span><text:span text:style-name="T37">如果编译出错，则记录出错信息</text:span><text:span text:style-name="T31"><text:line-break/>    if (compileSuccess == GL_FALSE) {<text:line-break/>        GLchar messages[256];<text:line-break/>        glGetShaderInfoLog(shaderHandle, sizeof(messages), 0, &amp;messages[0]);<text:line-break/>        std::cout &lt;&lt; messages;<text:line-break/>        exit(1);<text:line-break/>    }</text:span></text:p>
      <text:p text:style-name="P33"><text:span text:style-name="T2">6. </text:span><text:span text:style-name="Strong_20_Emphasis"><text:span text:style-name="T3">创建渲染源程序</text:span></text:span></text:p>
      <text:p text:style-name="P33"><text:span text:style-name="Emphasis"><text:span text:style-name="T4">创建一个空源程序</text:span></text:span></text:p>
      <text:p text:style-name="P34"><text:span text:style-name="T15">GLuint programHandle = glCreateProgram();//</text:span><text:span text:style-name="T12">创建一个渲染程序</text:span></text:p>
      <text:p text:style-name="P10">向源程序中添加着色器</text:p>
      <text:p text:style-name="P34"><text:span text:style-name="T15">glAttachShader(programHandle, shaderHandle);//</text:span><text:span text:style-name="T12">将着色器添加到程序中</text:span></text:p>
      <text:p text:style-name="P10"><text:soft-page-break/>链接源程序</text:p>
      <text:p text:style-name="P23"><text:span text:style-name="T31">glLinkProgram(programHandle);//</text:span>你可能添加了多个着色器，链接程序</text:p>
      <text:p text:style-name="P10">检查链接程序是否成功</text:p>
      <text:p text:style-name="P47"><text:span text:style-name="T31">GLint linkSuccess;<text:line-break/>    glGetProgramiv(programHandle, GL_LINK_STATUS, &amp;linkSuccess);//</text:span>查看连接是否成功</text:p>
      <text:p text:style-name="P53"><text:span text:style-name="T31">//</text:span><text:span text:style-name="T37">链接失败记录失败信息</text:span></text:p>
      <text:p text:style-name="P54">    <text:span text:style-name="T31">if (linkSuccess == GL_FALSE) {<text:line-break/>        GLchar message[256];<text:line-break/>        glGetProgramInfoLog(programHandle, sizeof(message), 0, &amp;message[0]);<text:line-break/>        std::cout &lt;&lt; message;<text:line-break/>        exit(1);<text:line-break/>    }</text:span></text:p>
      <text:p text:style-name="P30"/>
      <text:p text:style-name="P11"><text:span text:style-name="T45">7. </text:span><text:span text:style-name="T29">开始渲染</text:span></text:p>
      <text:p text:style-name="P11">填充（清理）屏幕</text:p>
      <text:p text:style-name="P24"><text:span text:style-name="T31">glClearColor(0.1f, 0.9f, 0.5f, 1);//</text:span>指定填充屏幕的<text:span text:style-name="T31">RGBA</text:span>值</text:p>
      <text:p text:style-name="P24"><text:span text:style-name="T31">glClear(GL_COLOR_BUFFER_BIT);//</text:span>指定要清除哪些缓冲区，<text:span text:style-name="T31">GL_COLOR_BUFFER_BIT</text:span>表示颜色缓冲区，</text:p>
      <text:p text:style-name="P24"><text:span text:style-name="T31">GL_DEPTH_BUFFER_BIT</text:span>表示深度缓冲区，<text:span text:style-name="T31">GL_STENCIL_BUFFER_BIT</text:span>表示模板缓冲区</text:p>
      <text:p text:style-name="P11">从着色器代码中获取属性信息</text:p>
      <text:p text:style-name="P25">GLuint m_simpleProgram = programHandle；</text:p>
      <text:p text:style-name="P29"><text:span text:style-name="T41">GLuint positionSlot = glGetAttribLocation(m_simpleProgram, "Position");//从着色器源程序中的顶点着色器中获取Position属性</text:span></text:p>
      <text:p text:style-name="P25">GLuint colorSlot = glGetAttribLocation(m_simpleProgram, "SourceColor");//从着色器源程序中的顶点着色器中获取SourceColor属性</text:p>
      <text:p text:style-name="P14">开启顶点属性数组</text:p>
      <text:p text:style-name="P25">glEnableVertexAttribArray(positionSlot);<text:line-break/>glEnableVertexAttribArray(colorSlot);</text:p>
      <text:p text:style-name="P14">为着色器属性赋值</text:p>
      <text:p text:style-name="P25">GLsizei stride = sizeof(Vertex);//单个顶点的数据长度</text:p>
      <text:p text:style-name="P25">const GLvoid *pCoords = &amp;vertices[0].Position[0];//顶点数组中的位置数组首地址</text:p>
      <text:p text:style-name="P25">const GLvoid *pColors = &amp;vertices[0].Color[0];/顶点数组中的颜色数组首地址</text:p>
      <text:p text:style-name="P25">glVertexAttribPointer(positionSlot, 2, GL_FLOAT, GL_FALSE, stride, pCoords);//为顶点着色器位置信息赋值，positionSlot表示顶点着色器位置属性（即，Position）；2表示每一个顶点信息由几个值组成，这个值必须位1，2，3或4；GL_FLOAT表示顶点信息的数据类型；GL_FALSE表示不要将数据类型标准化（即fixed-point）；stride表示数组中每个元素的长度；pCoords表示数组的首地址<text:line-break/>glVertexAttribPointer(colorSlot, 4, GL_FLOAT, GL_FALSE, stride, pColors);//同上</text:p>
      <text:p text:style-name="P14">渲染顶点</text:p>
      <text:p text:style-name="P25">GLsizei vertexCount = sizeof(vertices)/sizeof(Vertex);//顶点个数<text:line-break/>glDrawArrays(GL_TRIANGLES, 0, vertexCount);//将顶点数组使用三角形渲染，GL_TRIANGLES表示三角形， 0表示数组第一个值的位置，vertexCount表示数组长度</text:p>
      <text:p text:style-name="P14">渲染完毕，关闭顶点属性数组</text:p>
      <text:p text:style-name="P25"><text:bookmark-start text:name="__DdeLink__55_101709998"/>glDisableVertexAttribArray<text:bookmark-end text:name="__DdeLink__55_101709998"/>(positionSlot);<text:line-break/>glDisableVertexAttribArray(colorSlot)；</text:p>
      <text:p text:style-name="P25"/>
      <text:p text:style-name="P31">着色器的使用流程</text:p>
      <text:p text:style-name="P55"><text:span text:style-name="T37">着色器就是一段包含着色信息的源代码字符串。通常着色器分为顶点着色器（</text:span><text:span text:style-name="T31">Vertex Shader</text:span><text:span text:style-name="T37">）和片元着色器（</text:span><text:span text:style-name="T31">Fragment Shader</text:span><text:span text:style-name="T37">），两个着色器分别写在不同的文件中，文件没有固定的后缀名，可以根据你自己的爱好写，但是最好能区别文件中写的是顶点着色器还是片元着色器，不然时间长了自己都不知道哪个文件中写的是什么信息了。如你可以给你的顶点着色器后缀名命名为：</text:span><text:span text:style-name="T31">vert, ver, v, vsh</text:span><text:span text:style-name="T37">等，给你</text:span><text:soft-page-break/><text:span text:style-name="T37">的片元着色器后缀名命名为：</text:span><text:span text:style-name="T31">frag, fra, f, fsh</text:span><text:span text:style-name="T37">等。</text:span></text:p>
      <text:p text:style-name="P55"><text:span text:style-name="T37">着色器源代码和</text:span><text:span text:style-name="T31">OpenGL</text:span><text:span text:style-name="T37">源代码不是一起编译的，所以要特别强调我刚才说的“</text:span><text:span text:style-name="T46">着色器是</text:span><text:span text:style-name="T37">一段包含着色信息的</text:span><text:span text:style-name="T46">源代码字符串</text:span><text:span text:style-name="T37">”。所以，</text:span><text:span text:style-name="T31">OpenGL</text:span><text:span text:style-name="T37">源代码肯定是和工程一起编译的，但是着色器源代码是在运行期编译的。你可能会问，着色器的源代码是一个字符串怎么编译呢？所以</text:span><text:span text:style-name="T31">OpenGL ES</text:span><text:span text:style-name="T37">提供了一套运行期动态编译的流程：</text:span></text:p>
      <text:p text:style-name="P55"><text:span text:style-name="T37">（</text:span><text:span text:style-name="T31">1</text:span><text:span text:style-name="T37">）创建着色器：</text:span><text:span text:style-name="T31">glCreateShader</text:span></text:p>
      <text:p text:style-name="P55"><text:span text:style-name="T37">（</text:span><text:span text:style-name="T31">2</text:span><text:span text:style-name="T37">）指定着色器源代码字符串：</text:span><text:span text:style-name="T31">glShaderSource</text:span></text:p>
      <text:p text:style-name="P55"><text:span text:style-name="T37">（</text:span><text:span text:style-name="T31">3</text:span><text:span text:style-name="T37">）编译着色器：</text:span><text:span text:style-name="T31">glCompileShader</text:span></text:p>
      <text:p text:style-name="P55"><text:span text:style-name="T37">（</text:span><text:span text:style-name="T31">4</text:span><text:span text:style-name="T37">）创建着色器可执行程序：</text:span><text:span text:style-name="T31">glC</text:span><text:span text:style-name="T35">reateProgram</text:span></text:p>
      <text:p text:style-name="P55"><text:span text:style-name="T37">（</text:span><text:span text:style-name="T31">5</text:span><text:span text:style-name="T37">）向可执行程序中添加着色器：</text:span><text:span text:style-name="T31">glAttachShader</text:span></text:p>
      <text:p text:style-name="P55"><text:span text:style-name="T37">（</text:span><text:span text:style-name="T31">6</text:span><text:span text:style-name="T37">）链接可执行程序：</text:span><text:span text:style-name="T31">glLinkProgram</text:span></text:p>
      <text:p text:style-name="P15"/>
      <text:p text:style-name="P15">之后就是绘制的过程</text:p>
      <text:p text:style-name="P15"/>
      <text:p text:style-name="P45"><text:span text:style-name="T25">OpenGL </text:span><text:span text:style-name="Strong_20_Emphasis"><text:span text:style-name="T25">1.1</text:span></text:span><text:span text:style-name="T40">和</text:span><text:span text:style-name="T25">2.0</text:span><text:span text:style-name="T40">在编程上的区别</text:span></text:p>
      <text:p text:style-name="P58"><text:span text:style-name="T30">1</text:span><text:span text:style-name="T36">函数命名上的区别</text:span></text:p>
      <text:p text:style-name="P52"><text:span text:style-name="Strong_20_Emphasis"><text:span text:style-name="T7">1.1</text:span></text:span><text:span text:style-name="T5">版</text:span><text:span text:style-name="T8">API</text:span><text:span text:style-name="T5">函数和宏末尾通常都为加上</text:span><text:span text:style-name="T8">OES</text:span><text:span text:style-name="T5">（即</text:span><text:span text:style-name="T8">OpenglES</text:span><text:span text:style-name="T5">的缩写），</text:span><text:span text:style-name="T8">2.0</text:span><text:span text:style-name="T5">版本基本上都把这个后缀名给去掉了，如：</text:span></text:p>
      <text:p text:style-name="P52"><text:span text:style-name="Strong_20_Emphasis"><text:span text:style-name="T7">1.1</text:span></text:span><text:span text:style-name="T8">API</text:span><text:span text:style-name="T5">函数和宏：</text:span><text:span text:style-name="T8">glBindRenderbuffer</text:span><text:span text:style-name="T9">OES</text:span><text:span text:style-name="T8">(GL_RENDERBUFFER_</text:span><text:span text:style-name="T9">OES</text:span><text:span text:style-name="T8">, m_renderbuffer);</text:span></text:p>
      <text:p text:style-name="P56"><text:span text:style-name="T31">2.0API</text:span><text:span text:style-name="T37">函数和宏：</text:span><text:span text:style-name="T31">glBindRenderbuffer(GL_RENDERBUFFER, m_renderbuffer);</text:span></text:p>
      <text:p text:style-name="P61"/>
      <text:p text:style-name="P58"><text:span text:style-name="T30">2</text:span><text:span text:style-name="T36">渲染方式不同</text:span></text:p>
      <text:p text:style-name="P52"><text:span text:style-name="Strong_20_Emphasis"><text:span text:style-name="T7">1.1</text:span></text:span><text:span text:style-name="T5">版是基于不可编程管线，</text:span><text:span text:style-name="T8">2.0</text:span><text:span text:style-name="T5">版是基于可编程管线的，明显的差别是</text:span><text:span text:style-name="Strong_20_Emphasis"><text:span text:style-name="T7">1.1</text:span></text:span><text:span text:style-name="T5">不支持着色器而</text:span><text:span text:style-name="T8">2.0</text:span><text:span text:style-name="T5">支持着色器，如下：</text:span></text:p>
      <text:p text:style-name="P52"><text:span text:style-name="T5">在</text:span><text:span text:style-name="Strong_20_Emphasis"><text:span text:style-name="T7">1.1</text:span></text:span><text:span text:style-name="T5">版将顶点渲染到屏幕上一般这样写：</text:span></text:p>
      <text:p text:style-name="P56">    <text:span text:style-name="T31">glMatrixMode(GL_PROJECTION);<text:line-break/>    const float maxX = 2;<text:line-break/>    const float maxY = 3;<text:line-break/>    glOrthof(-maxX, maxX, -maxY, maxY, -1, 1);<text:line-break/>    glMatrixMode(GL_MODELVIEW);</text:span></text:p>
      <text:p text:style-name="P56"><text:span text:style-name="T31">2.0</text:span><text:span text:style-name="T37">版支持着色器，就不再这么渲染顶点了。将顶点属性和变换方式全部放在顶点着色器和片元着色器中，然后程序中通过着色器来渲染</text:span></text:p>
      <text:p text:style-name="P57"/>
      <text:p text:style-name="P58"><text:span text:style-name="T30">3</text:span><text:span text:style-name="T36">编写同样的程序</text:span><text:span text:style-name="T30">API</text:span><text:span text:style-name="T36">不同</text:span></text:p>
      <text:p text:style-name="P52"><text:span text:style-name="T5">如，同样是激活和关闭顶点数组，在</text:span><text:span text:style-name="Strong_20_Emphasis"><text:span text:style-name="T7">1.1</text:span></text:span><text:span text:style-name="T5">中是</text:span><text:span text:style-name="T8">glEnableClientState(GL_VERTEX_ARRAY);</text:span><text:span text:style-name="T5">和</text:span><text:span text:style-name="T8">glDisableClientState(GL_VERTEX_ARRAY);</text:span></text:p>
      <text:p text:style-name="P56"><text:span text:style-name="T37">但在</text:span><text:span text:style-name="T31">2.0</text:span><text:span text:style-name="T37">中，就变成了：</text:span><text:span text:style-name="T31">glEnableVertexAttribArray(*);</text:span><text:span text:style-name="T37">和</text:span><text:span text:style-name="T31">glDisableVertexAttribArray(*);</text:span></text:p>
      <text:p text:style-name="P52"><text:span text:style-name="T5">差别的来源就在于</text:span><text:span text:style-name="Strong_20_Emphasis"><text:span text:style-name="T7">1.1</text:span></text:span><text:span text:style-name="T5">不使用着色器，而</text:span><text:span text:style-name="T8">2.0</text:span><text:span text:style-name="T5">使用着色器。</text:span></text:p>
      <text:p text:style-name="P57"/>
      <text:p text:style-name="P59"><text:span text:style-name="T30">4</text:span><text:span text:style-name="T36">编程难易程度不同。</text:span></text:p>
      <text:p text:style-name="P52"><text:span text:style-name="Strong_20_Emphasis"><text:span text:style-name="T7">1.1</text:span></text:span><text:span text:style-name="T5">是基于不可编程管线的，因此，管线的各个组件都是写好的，我们仅需要调用即可。而</text:span><text:span text:style-name="T8">2.0</text:span><text:span text:style-name="T5">是基于可编程管线的，灵活性大大增加了，但是编写的难度和复杂度也增加了，因为什么功能都得自己写了。</text:span></text:p>
      <text:p text:style-name="P52"/>
      <text:p text:style-name="P52"/>
      <text:p text:style-name="P63">难点问题解决方案<text:span text:style-name="T64">：</text:span></text:p>
      <text:p text:style-name="P63"><text:soft-page-break/></text:p>
      <text:p text:style-name="P62">OpenGL ES绘制，屏幕旋转造成图形拉伸的解决方式：</text:p>
      <text:p text:style-name="P62"/>
      <text:p text:style-name="P62">方法一：归一化设备坐标</text:p>
      <text:p text:style-name="P60">1, 在onSurfaceChanged(...)回调方法中计算正交投影矩阵：</text:p>
      <text:p text:style-name="P50"><text:span text:style-name="T51">final float aspectRatio = width &gt; height ? </text:span><text:span text:style-name="T50">(float) width / (float) height : (float) height / (float) width;</text:span></text:p>
      <text:p text:style-name="P50">if (width &gt; height) {</text:p>
      <text:p text:style-name="P50"><text:s text:c="11"/>// Landscape</text:p>
      <text:p text:style-name="P50"><text:s text:c="12"/>Matrix.orthoM(<text:span text:style-name="T59">mProjMatrix</text:span>, 0, -aspectRatio, aspectRatio, -1f, 1f, -1f, 1f);</text:p>
      <text:p text:style-name="P50"><text:s text:c="4"/>} else {</text:p>
      <text:p text:style-name="P50"><text:s text:c="12"/>// Portrait or square</text:p>
      <text:p text:style-name="P50"><text:s text:c="12"/>Matrix.orthoM(<text:span text:style-name="T59">mProjMatrix</text:span>, 0, -1f, 1f, -aspectRatio, aspectRatio, -1f, 1f);</text:p>
      <text:p text:style-name="P51"><text:s text:c="4"/>}</text:p>
      <text:p text:style-name="P50">//生成着色器坐标<text:span text:style-name="T48">，</text:span><text:span text:style-name="T63">（</text:span><text:span text:style-name="T61">uMVPMatrix</text:span><text:span text:style-name="T62">：需要和着色点中定义的保持一致）</text:span></text:p>
      <text:p text:style-name="P50"><text:span text:style-name="T50">muMVPMatrixHandle = GLES20.</text:span><text:span text:style-name="T55">glGetUniformLocation</text:span><text:span text:style-name="T50">(mProgram, "</text:span><text:span text:style-name="T61">uMVPMatrix</text:span><text:span text:style-name="T50">"); </text:span></text:p>
      <text:p text:style-name="P49">2, 在onDrawFrame(...)方法中应用着色器</text:p>
      <text:p text:style-name="P84"><text:span text:style-name="T50">GLES20.</text:span><text:span text:style-name="T55">glUniformMatrix4fv</text:span><text:span text:style-name="T50">(muMVPMatrixHandle, 1, false, </text:span><text:span text:style-name="T60">mProjMatrix</text:span><text:span text:style-name="T50">, 0);</text:span></text:p>
      <text:p text:style-name="P84"/>
      <text:p text:style-name="P81"><text:span text:style-name="T49">方法二</text:span><text:span text:style-name="T58">：分别创建投影矩阵和视口矩阵，然后将投影矩阵和视口矩阵合并</text:span></text:p>
      <text:p text:style-name="P82"/>
      <text:p text:style-name="P83"><text:span text:style-name="T58">1,定义转转矩阵成员变量</text:span><text:span text:style-name="T49">：</text:span></text:p>
      <text:p text:style-name="P92">private int muMVPMatrixHandle;</text:p>
      <text:p text:style-name="P91">private float[] mMVPMatrix = new float[16];</text:p>
      <text:p text:style-name="P90">private float[] mVMatrix = new float[16];</text:p>
      <text:p text:style-name="P88">private float[] mProjMatrix = new float[16];</text:p>
      <text:p text:style-name="P89">2, <text:span text:style-name="T14">在onSurfaceChanged(...)回调方法中计算视口转换矩阵和投影转换矩阵</text:span><text:span text:style-name="T13">：</text:span></text:p>
      <text:p text:style-name="P35">float ratio = (float) width / height;</text:p>
      <text:p text:style-name="P35"><text:span text:style-name="T50">// </text:span><text:span text:style-name="T65">创建投影矩阵</text:span></text:p>
      <text:p text:style-name="P35">Matrix.<text:span text:style-name="T47">frustumM</text:span>(<text:span text:style-name="T66">mProjMatrix</text:span>, 0, -ratio, ratio, -1, 1, 3, 7);</text:p>
      <text:p text:style-name="P35"><text:span text:style-name="T50">// uMVPMatrix </text:span><text:span text:style-name="T65">需要和定义的顶点数组中使用的矩阵变量一致</text:span></text:p>
      <text:p text:style-name="P35"><text:span text:style-name="T50">muMVPMatrixHandle = GLES20.</text:span><text:span text:style-name="T55">glGetUniformLocation</text:span><text:span text:style-name="T50">(mProgram, "uMVPMatrix");</text:span></text:p>
      <text:p text:style-name="P35"><text:span text:style-name="T50">// </text:span><text:span text:style-name="T65">创建视口矩阵</text:span></text:p>
      <text:p text:style-name="P35">Matrix.<text:span text:style-name="T47">setLookAtM</text:span>(<text:span text:style-name="T66">mVMatrix</text:span>, 0, 0, 0, 5, 0f, 0f, 0f, 0f, 1.0f, 0.0f);</text:p>
      <text:p text:style-name="Standard"/>
      <text:p text:style-name="P48"><text:span text:style-name="T56">3</text:span><text:span text:style-name="T50">, 在onDrawFrame(...)方法中合并视口转换矩阵和投影转换矩阵</text:span><text:span text:style-name="T57">，然后应用</text:span><text:span text:style-name="T50">着色器</text:span></text:p>
      <text:p text:style-name="P64">Matrix.<text:span text:style-name="T47">multiplyMM</text:span>(<text:span text:style-name="T67">mMVPMatrix</text:span>, 0, <text:span text:style-name="T66">mProjMatrix</text:span>, 0, <text:span text:style-name="T66">mVMatrix</text:span>, 0);</text:p>
      <text:p text:style-name="P64">GLES20.<text:span text:style-name="T47">glUniformMatrix4fv</text:span>(muMVPMatrixHandle, 1, false, <text:span text:style-name="T67">mMVPMatrix</text:span>, 0);</text:p>
      <text:p text:style-name="P64"><text:soft-page-break/></text:p>
      <text:p text:style-name="P68">在使用视口转换矩阵和投影转换矩阵需要注意的地方<text:span text:style-name="T68">：</text:span></text:p>
      <text:p text:style-name="P69">setLookAtM(float[] rm, int rmOffset, float eyeX, float eyeY, float eyeZ, float centerX, float centerY, float centerZ, float upX, float upY, float upZ) </text:p>
      <text:p text:style-name="P65">参数详解<text:span text:style-name="T69">：</text:span></text:p>
      <text:p text:style-name="P65">rm : 视口转换矩阵</text:p>
      <text:p text:style-name="P66">eyeX, eyeY, eyeZ : 摄像机的位置</text:p>
      <text:p text:style-name="P66">centerX, centerY, centerZ : 摄像机目标点</text:p>
      <text:p text:style-name="P67">upY, upX, upZ : 摄像机<text:span text:style-name="T70">UP向量分向量</text:span></text:p>
      <text:p text:style-name="P67"/>
      <text:p text:style-name="P70"><text:span text:style-name="T79">摄像机的位置</text:span><text:span text:style-name="T85">：</text:span><text:span text:style-name="T79">即观察者眼睛的位置 我们设置在目标点的正前方（位置</text:span><text:span text:style-name="T71">z</text:span><text:span text:style-name="T79">轴正方向），</text:span><text:span text:style-name="T86">eyeX</text:span><text:span text:style-name="T71"> = 0, </text:span><text:span text:style-name="T77">eyeY</text:span><text:span text:style-name="T71"> = 0, </text:span><text:span text:style-name="T77">eyeZ</text:span><text:span text:style-name="T71"> = 10</text:span><text:span text:style-name="T74">（</text:span><text:span text:style-name="T77">eyeZ可变</text:span><text:span text:style-name="T74">）</text:span></text:p>
      <text:p text:style-name="P71"><text:span text:style-name="T79">摄像机目标点</text:span><text:span text:style-name="T87">：</text:span><text:span text:style-name="T79">即绘制的</text:span><text:span text:style-name="T71">3D</text:span><text:span text:style-name="T79">图像，</text:span><text:span text:style-name="T78">centerX</text:span><text:span text:style-name="T79">，</text:span><text:span text:style-name="T86">centerY</text:span><text:span text:style-name="T71">, </text:span><text:span text:style-name="T77">centerZ </text:span><text:span text:style-name="T79">为图像的中心位置</text:span><text:span text:style-name="T88">，</text:span><text:span text:style-name="T79">设置到原点即 </text:span><text:span text:style-name="T78">centerX</text:span><text:span text:style-name="T71"> = 0, </text:span><text:span text:style-name="T78">centerY</text:span><text:span text:style-name="T71"> = 0, </text:span><text:span text:style-name="T77">centerZ</text:span><text:span text:style-name="T71"> = 0;</text:span></text:p>
      <text:p text:style-name="P71"><text:span text:style-name="T71">摄像机顶部方向</text:span><text:span text:style-name="T75">：相机旋转方向，会影响绘制图像的角度</text:span><text:span text:style-name="T76">（如果设置upZ为1即正向，会使图像看不见）</text:span></text:p>
      <text:p text:style-name="P77">frustumM(float[] m, int offset, float left, float right, float bottom, float top, float near, float far)</text:p>
      <text:p text:style-name="P71">参数详解</text:p>
      <text:p text:style-name="P71">m<text:span text:style-name="T89">：投影转换矩阵</text:span></text:p>
      <text:p text:style-name="P71">lef<text:span text:style-name="T90">t : near面的left</text:span></text:p>
      <text:p text:style-name="P72">right : near面的right</text:p>
      <text:p text:style-name="P72">bottom : near免得bottom</text:p>
      <text:p text:style-name="P73">top : near面的top</text:p>
      <text:p text:style-name="P73">near : near面距离</text:p>
      <text:p text:style-name="P73">far : <text:span text:style-name="T91">far面距离</text:span></text:p>
      <text:p text:style-name="P73"><text:span text:style-name="T71"><text:s text:c="8"/>left</text:span><text:span text:style-name="T79">，</text:span><text:span text:style-name="T71">right</text:span><text:span text:style-name="T79">和</text:span><text:span text:style-name="T71">bottom,top</text:span><text:span text:style-name="T79">，这</text:span><text:span text:style-name="T71">4</text:span><text:span text:style-name="T79">个参数会影响图像左右和上下缩放比，所以往往会设置的值分别</text:span><text:span text:style-name="T71">-(float) width / height</text:span><text:span text:style-name="T79">和</text:span><text:span text:style-name="T71">(float) width / height</text:span><text:span text:style-name="T79">，</text:span><text:span text:style-name="T71">top</text:span><text:span text:style-name="T79">和</text:span><text:span text:style-name="T71">bottom</text:span><text:span text:style-name="T79">和</text:span><text:span text:style-name="T71">top</text:span><text:span text:style-name="T79">会影响上下缩放比，如果</text:span><text:span text:style-name="T71">left</text:span><text:span text:style-name="T79">和</text:span><text:span text:style-name="T71">right</text:span><text:span text:style-name="T79">已经设置好缩放，则</text:span><text:span text:style-name="T71">bottom</text:span><text:span text:style-name="T79">只需要设置为</text:span><text:span text:style-name="T71">-1</text:span><text:span text:style-name="T79">，</text:span><text:span text:style-name="T71">top</text:span><text:span text:style-name="T79">设置为</text:span><text:span text:style-name="T71">1</text:span><text:span text:style-name="T79">，这样就能保持图像不变形。也可以将</text:span><text:span text:style-name="T71">left</text:span><text:span text:style-name="T79">，</text:span><text:span text:style-name="T71">right </text:span><text:span text:style-name="T79">与</text:span><text:span text:style-name="T71">bottom</text:span><text:span text:style-name="T79">，</text:span><text:span text:style-name="T71">top</text:span><text:span text:style-name="T79">交换比例，即</text:span><text:span text:style-name="T71">bottom</text:span><text:span text:style-name="T79">和</text:span><text:span text:style-name="T71">top</text:span><text:span text:style-name="T79">设置为 </text:span><text:span text:style-name="T71">-height/width </text:span><text:span text:style-name="T79">和 </text:span><text:span text:style-name="T71">height/width, left</text:span><text:span text:style-name="T79">和</text:span><text:span text:style-name="T71">right</text:span><text:span text:style-name="T79">设置为</text:span><text:span text:style-name="T71">-1</text:span><text:span text:style-name="T79">和</text:span><text:span text:style-name="T71">1</text:span><text:span text:style-name="T79">。</text:span></text:p>
      <text:p text:style-name="P74"><text:span text:style-name="T52"><text:s text:c="7"/>near和</text:span><text:span text:style-name="T53">far指一个立方体的前面和后面</text:span><text:span text:style-name="T54">， </text:span><text:span text:style-name="T72">near</text:span><text:span text:style-name="T80">和</text:span><text:span text:style-name="T72">far</text:span><text:span text:style-name="T80">需要结合拍摄相机即观察者眼睛的位置来设置，例如</text:span><text:span text:style-name="T72">setLookAtM</text:span><text:span text:style-name="T80">中设置</text:span><text:span text:style-name="T81">eyeX</text:span><text:span text:style-name="T72"> = 0, </text:span><text:span text:style-name="T73">eyeY</text:span><text:span text:style-name="T72"> = 0, </text:span><text:span text:style-name="T73">eyeZ</text:span><text:span text:style-name="T72"> = 10</text:span><text:span text:style-name="T80">，</text:span><text:span text:style-name="T72">near</text:span><text:span text:style-name="T80">设置的范围需要是小于</text:span><text:span text:style-name="T72">10</text:span><text:span text:style-name="T80">才可以看得到绘制的图像，如果大于</text:span><text:span text:style-name="T72">10</text:span><text:span text:style-name="T80">，图像就会处于了观察这眼睛的后面，这样绘制的图像就会消失在镜头前，</text:span><text:span text:style-name="T72">far</text:span><text:span text:style-name="T80">参数，</text:span><text:span text:style-name="T72">far</text:span><text:span text:style-name="T80">参数影响的是立体图形的背面，</text:span><text:span text:style-name="T72">far</text:span><text:span text:style-name="T80">一定比</text:span><text:span text:style-name="T72">near</text:span><text:span text:style-name="T80">大，一般会设置得比较大，如果设置的比较小，一旦</text:span><text:span text:style-name="T72">3D</text:span><text:span text:style-name="T80">图形尺寸很大，这时候由于</text:span><text:span text:style-name="T72">far</text:span><text:span text:style-name="T80">太小，这个投影矩阵没法容纳图形全部的背面，这样</text:span><text:span text:style-name="T72">3D</text:span><text:span text:style-name="T80">图形的背面会有部分隐藏掉的。</text:span></text:p>
      <text:p text:style-name="P75"><text:span text:style-name="T82">即：</text:span><text:span text:style-name="T83">在设置参数时的范围必须遵循 <text:s/>near &lt; far; </text:span><text:span text:style-name="T84">near &lt; eyeZ &lt; far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6"><text:soft-page-break/>重点函数：</text:p>
      <text:h text:style-name="P102" text:outline-level="3"><text:bookmark text:name="51-glvertexpointer"/>glVertexPointer()</text:h>
      <text:p text:style-name="P79"><text:span text:style-name="T96">其实就是设置一个指针，这个指针指向顶点数组，后面绘制三角形（或矩形）根据这里指定的顶点数组来读取数据。 </text:span><text:span text:style-name="T95"><text:line-break/></text:span><text:span text:style-name="T96">函数原型如下：</text:span></text:p>
      <text:p text:style-name="P78"><text:span text:style-name="Source_20_Text"><text:span text:style-name="T16">void</text:span></text:span><text:span text:style-name="Source_20_Text"><text:span text:style-name="T11"> glVertexPointer(</text:span></text:span><text:span text:style-name="Source_20_Text"><text:span text:style-name="T16">int</text:span></text:span><text:span text:style-name="Source_20_Text"><text:span text:style-name="T11"> size,</text:span></text:span><text:span text:style-name="Source_20_Text"><text:span text:style-name="T16">int</text:span></text:span><text:span text:style-name="Source_20_Text"><text:span text:style-name="T11"> type,</text:span></text:span><text:span text:style-name="Source_20_Text"><text:span text:style-name="T16">int</text:span></text:span><text:span text:style-name="Source_20_Text"><text:span text:style-name="T11"> stride,Buffer pointer)</text:span></text:span><text:span text:style-name="T10">1</text:span></text:p>
      <text:p text:style-name="P80">其中：</text:p>
      <text:list xml:id="list4639839732796658790" text:style-name="L1">
        <text:list-item>
          <text:p text:style-name="P98"><text:span text:style-name="Source_20_Text"><text:span text:style-name="T17">size</text:span></text:span><text:span text:style-name="T18">: </text:span><text:span text:style-name="T19">每个顶点有几个数值描述。必须是</text:span><text:span text:style-name="T18">2</text:span><text:span text:style-name="T19">，</text:span><text:span text:style-name="T18">3 </text:span><text:span text:style-name="T19">，</text:span><text:span text:style-name="T18">4 </text:span><text:span text:style-name="T19">之一。</text:span></text:p>
        </text:list-item>
        <text:list-item>
          <text:p text:style-name="P98"><text:span text:style-name="Source_20_Text"><text:span text:style-name="T17">type</text:span></text:span><text:span text:style-name="T18">: </text:span><text:span text:style-name="T19">数组中每个顶点的坐标类型。取值：</text:span><text:span text:style-name="Source_20_Text"><text:span text:style-name="T17">GL_BYTE</text:span></text:span><text:span text:style-name="T18">,</text:span><text:span text:style-name="Source_20_Text"><text:span text:style-name="T17">GL_SHORT</text:span></text:span><text:span text:style-name="T18">, </text:span><text:span text:style-name="Source_20_Text"><text:span text:style-name="T17">GL_FIXED</text:span></text:span><text:span text:style-name="T18">, </text:span><text:span text:style-name="Source_20_Text"><text:span text:style-name="T17">GL_FLOAT</text:span></text:span><text:span text:style-name="T19">。</text:span></text:p>
        </text:list-item>
        <text:list-item>
          <text:p text:style-name="P98"><text:span text:style-name="Source_20_Text"><text:span text:style-name="T17">stride</text:span></text:span><text:span text:style-name="T19">：数组中每个顶点间的间隔，步长（字节位移）。取值若为</text:span><text:span text:style-name="Source_20_Text"><text:span text:style-name="T17">0</text:span></text:span><text:span text:style-name="T19">，表示数组是连续的</text:span></text:p>
        </text:list-item>
        <text:list-item>
          <text:p text:style-name="P98"><text:span text:style-name="Source_20_Text"><text:span text:style-name="T17">pointer</text:span></text:span><text:span text:style-name="T19">：即存储顶点的</text:span><text:span text:style-name="Source_20_Text"><text:span text:style-name="T17">Buffer</text:span></text:span></text:p>
        </text:list-item>
      </text:list>
      <text:p text:style-name="P94"/>
      <text:h text:style-name="P103" text:outline-level="3"><text:bookmark text:name="52-glcolorpointer"/>glColorPointer()</text:h>
      <text:p text:style-name="P79"><text:span text:style-name="T96">跟上面类似，只是设定指向颜色数组的指针。 </text:span><text:span text:style-name="T95"><text:line-break/></text:span><text:span text:style-name="T96">函数原型：</text:span></text:p>
      <text:p text:style-name="P78"><text:span text:style-name="Source_20_Text"><text:span text:style-name="T16">void</text:span></text:span><text:span text:style-name="Source_20_Text"><text:span text:style-name="T11"> glColorPointer(</text:span></text:span></text:p>
      <text:p text:style-name="P78"><text:span text:style-name="Source_20_Text"><text:span text:style-name="T6"><text:s text:c="8"/></text:span></text:span><text:span text:style-name="Source_20_Text"><text:span text:style-name="T16">int</text:span></text:span><text:span text:style-name="Source_20_Text"><text:span text:style-name="T11"> size,</text:span></text:span></text:p>
      <text:p text:style-name="P78"><text:span text:style-name="Source_20_Text"><text:span text:style-name="T6"><text:s text:c="8"/></text:span></text:span><text:span text:style-name="Source_20_Text"><text:span text:style-name="T16">int</text:span></text:span><text:span text:style-name="Source_20_Text"><text:span text:style-name="T11"> type,</text:span></text:span></text:p>
      <text:p text:style-name="P78"><text:span text:style-name="Source_20_Text"><text:span text:style-name="T6"><text:s text:c="8"/></text:span></text:span><text:span text:style-name="Source_20_Text"><text:span text:style-name="T16">int</text:span></text:span><text:span text:style-name="Source_20_Text"><text:span text:style-name="T11"> stride,</text:span></text:span></text:p>
      <text:p text:style-name="P93"><text:span text:style-name="Source_20_Text"><text:span text:style-name="T6"><text:s text:c="8"/></text:span></text:span><text:span text:style-name="Source_20_Text"><text:span text:style-name="T11">java.nio.Buffer pointer</text:span></text:span></text:p>
      <text:p text:style-name="P93"><text:span text:style-name="Source_20_Text"><text:span text:style-name="T6"><text:s text:c="4"/></text:span></text:span><text:span text:style-name="Source_20_Text"><text:span text:style-name="T11">);</text:span></text:span><text:span text:style-name="T10">123456</text:span></text:p>
      <text:list xml:id="list8760719681125591763" text:style-name="L2">
        <text:list-item>
          <text:p text:style-name="P99"><text:span text:style-name="Source_20_Text"><text:span text:style-name="T17">size</text:span></text:span><text:span text:style-name="T18">: </text:span><text:span text:style-name="T19">每种颜色组件的数量。 值必须为 </text:span><text:span text:style-name="T18">3 </text:span><text:span text:style-name="T19">或 </text:span><text:span text:style-name="T18">4</text:span><text:span text:style-name="T19">。</text:span></text:p>
        </text:list-item>
        <text:list-item>
          <text:p text:style-name="P99"><text:span text:style-name="Source_20_Text"><text:span text:style-name="T17">type</text:span></text:span><text:span text:style-name="T18">: </text:span><text:span text:style-name="T19">颜色数组中的每个颜色分量的数据类型。 使用下列常量指定可接受的数据类型：</text:span><text:span text:style-name="Source_20_Text"><text:span text:style-name="T17">GL_BYTEGL_UNSIGNED_BYTE</text:span></text:span><text:span text:style-name="T19">，</text:span><text:span text:style-name="Source_20_Text"><text:span text:style-name="T17">GL_SHORT</text:span></text:span><text:span text:style-name="T18"> </text:span><text:span text:style-name="Source_20_Text"><text:span text:style-name="T17">GL_UNSIGNED_SHORT</text:span></text:span><text:span text:style-name="T19">，</text:span><text:span text:style-name="Source_20_Text"><text:span text:style-name="T17">GL_INT</text:span></text:span><text:span text:style-name="T18"> </text:span><text:span text:style-name="Source_20_Text"><text:span text:style-name="T17">GL_UNSIGNED_INT</text:span></text:span><text:span text:style-name="T19">，</text:span><text:span text:style-name="Source_20_Text"><text:span text:style-name="T17">GL_FLOAT</text:span></text:span><text:span text:style-name="T19">，或</text:span><text:span text:style-name="Source_20_Text"><text:span text:style-name="T17">GL_DOUBLE</text:span></text:span><text:span text:style-name="T19">。</text:span></text:p>
        </text:list-item>
        <text:list-item>
          <text:p text:style-name="P99"><text:span text:style-name="Source_20_Text"><text:span text:style-name="T17">stride</text:span></text:span><text:span text:style-name="T19">：连续颜色之间的字节偏移量。 当偏移量为</text:span><text:span text:style-name="T18">0</text:span><text:span text:style-name="T19">时，表示数据是连续的。</text:span></text:p>
        </text:list-item>
        <text:list-item>
          <text:p text:style-name="P99"><text:span text:style-name="Source_20_Text"><text:span text:style-name="T17">pointer</text:span></text:span><text:span text:style-name="T19">：即颜色的</text:span><text:span text:style-name="Source_20_Text"><text:span text:style-name="T17">Buffer</text:span></text:span></text:p>
        </text:list-item>
      </text:list>
      <text:p text:style-name="P95"/>
      <text:h text:style-name="P103" text:outline-level="3"><text:bookmark text:name="53-gldrawarrays"/>glDrawArrays()</text:h>
      <text:p text:style-name="P80">绘制数组里面所有点构成的各个三角片。</text:p>
      <text:p text:style-name="P79"><text:span text:style-name="T96">函数原型</text:span><text:span text:style-name="T95">:</text:span></text:p>
      <text:p text:style-name="P78"><text:span text:style-name="Source_20_Text"><text:span text:style-name="T16">void</text:span></text:span><text:span text:style-name="Source_20_Text"><text:span text:style-name="T11"> glDrawArrays(</text:span></text:span></text:p>
      <text:p text:style-name="P78"><text:span text:style-name="Source_20_Text"><text:span text:style-name="T6"><text:s text:c="4"/></text:span></text:span><text:span text:style-name="Source_20_Text"><text:span text:style-name="T16">int</text:span></text:span><text:span text:style-name="Source_20_Text"><text:span text:style-name="T11"> mode,</text:span></text:span></text:p>
      <text:p text:style-name="P78"><text:span text:style-name="Source_20_Text"><text:span text:style-name="T6"><text:s text:c="4"/></text:span></text:span><text:span text:style-name="Source_20_Text"><text:span text:style-name="T16">int</text:span></text:span><text:span text:style-name="Source_20_Text"><text:span text:style-name="T11"> first,</text:span></text:span></text:p>
      <text:p text:style-name="P78"><text:span text:style-name="Source_20_Text"><text:span text:style-name="T6"><text:s text:c="4"/></text:span></text:span><text:span text:style-name="Source_20_Text"><text:span text:style-name="T16">int</text:span></text:span><text:span text:style-name="Source_20_Text"><text:span text:style-name="T11"> count</text:span></text:span></text:p>
      <text:p text:style-name="P93"><text:span text:style-name="Source_20_Text"><text:span text:style-name="T11">);</text:span></text:span><text:span text:style-name="T10">12345</text:span></text:p>
      <text:p text:style-name="P80"><text:soft-page-break/>其中：</text:p>
      <text:list xml:id="list2348763650609964654" text:style-name="L3">
        <text:list-item>
          <text:p text:style-name="P100"><text:span text:style-name="Source_20_Text"><text:span text:style-name="T17">mode</text:span></text:span><text:span text:style-name="T19">：有三种取值 </text:span></text:p>
          <text:list>
            <text:list-item>
              <text:p text:style-name="P101"><text:span text:style-name="Source_20_Text"><text:span text:style-name="T17">GL_TRIANGLES</text:span></text:span><text:span text:style-name="T19">：每三个顶之间绘制三角形，之间不连接</text:span></text:p>
            </text:list-item>
            <text:list-item>
              <text:p text:style-name="P101"><text:span text:style-name="Source_20_Text"><text:span text:style-name="T17">GL_TRIANGLE_FAN</text:span></text:span><text:span text:style-name="T19">：以</text:span><text:span text:style-name="Source_20_Text"><text:span text:style-name="T17">V0 V1 V2</text:span></text:span><text:span text:style-name="T18">,</text:span><text:span text:style-name="Source_20_Text"><text:span text:style-name="T17">V0 V2 V3</text:span></text:span><text:span text:style-name="T18">,</text:span><text:span text:style-name="Source_20_Text"><text:span text:style-name="T17">V0 V3 V4</text:span></text:span><text:span text:style-name="T19">，……的形式绘制三角形</text:span></text:p>
            </text:list-item>
            <text:list-item>
              <text:p text:style-name="P101"><text:span text:style-name="Source_20_Text"><text:span text:style-name="T17">GL_TRIANGLE_STRIP</text:span></text:span><text:span text:style-name="T19">：顺序在每三个顶点之间均绘制三角形。这个方法可以保证从相同的方向上所有三角形均被绘制。以</text:span><text:span text:style-name="Source_20_Text"><text:span text:style-name="T17">V0 V1 V2</text:span></text:span><text:span text:style-name="T18"> ,</text:span><text:span text:style-name="Source_20_Text"><text:span text:style-name="T17">V1 V2 V3</text:span></text:span><text:span text:style-name="T18">,</text:span><text:span text:style-name="Source_20_Text"><text:span text:style-name="T17">V2 V3 V4</text:span></text:span><text:span text:style-name="T18">,……</text:span><text:span text:style-name="T19">的形式绘制三角形</text:span></text:p>
            </text:list-item>
          </text:list>
        </text:list-item>
        <text:list-item>
          <text:p text:style-name="P100"><text:span text:style-name="Source_20_Text"><text:span text:style-name="T17">first</text:span></text:span><text:span text:style-name="T19">：从数组缓存中的哪一位开始绘制，一般都定义为</text:span><text:span text:style-name="Source_20_Text"><text:span text:style-name="T17">0</text:span></text:span></text:p>
        </text:list-item>
        <text:list-item>
          <text:p text:style-name="P100"><text:span text:style-name="Source_20_Text"><text:span text:style-name="T17">count</text:span></text:span><text:span text:style-name="T19">：顶点的数量</text:span></text:p>
        </text:list-item>
      </text:list>
      <text:p text:style-name="Text_20_body"><text:line-break/></text:p>
      <text:p text:style-name="P97"/>
      <text:p text:style-name="P76"/>
      <text:p text:style-name="P68"/>
      <text:p text:style-name="P6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 PL UKai CN" svg:font-family="'AR PL UKai CN'"/>
    <style:font-face style:name="Consolas" svg:font-family="Consolas, Inconsolata, Courier, monospace"/>
    <style:font-face style:name="Hiragino Sans GB W3" svg:font-family="'Hiragino Sans GB W3', 'Hiragino Sans GB', Arial, Helvetica, simsun, u5b8bu4f53"/>
    <style:font-face style:name="PingFang SC" svg:font-family="'PingFang SC', 'Microsoft YaHei', SimHei, Arial, SimSun"/>
    <style:font-face style:name="SFMono-Regular" svg:font-family="SFMono-Regular, Consolas, 'Liberation Mono', Menlo, Courier, monospace"/>
    <style:font-face style:name="Source Code Pro" svg:font-family="'Source Code Pro'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'SF UI Text', Arial, 'PingFang SC', 'Hiragino Sans GB', 'Microsoft YaHei', 'WenQuanYi Micro Hei', sans-serif, SimHei, SimSun"/>
    <style:font-face style:name="microsoft yahei" svg:font-family="'microsoft yahe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1:59:10.263118965</meta:creation-date>
    <dc:date>2018-05-22T12:12:25.072424536</dc:date>
    <meta:editing-duration>PT13H24M17S</meta:editing-duration>
    <meta:editing-cycles>162</meta:editing-cycles>
    <meta:generator>LibreOffice/4.2.8.2$Linux_X86_64 LibreOffice_project/420m0$Build-2</meta:generator>
    <meta:document-statistic meta:table-count="0" meta:image-count="0" meta:object-count="0" meta:page-count="8" meta:paragraph-count="207" meta:word-count="3657" meta:character-count="9745" meta:non-whitespace-character-count="8804"/>
  </office:meta>
</office:document-meta>
</file>